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03cm" fo:margin-left="-0.25cm" fo:margin-top="0cm" fo:margin-bottom="0cm" table:align="left" style:writing-mode="lr-tb"/>
    </style:style>
    <style:style style:name="Таблица1.A" style:family="table-column">
      <style:table-column-properties style:column-width="17.503cm"/>
    </style:style>
    <style:style style:name="Таблица1.1" style:family="table-row">
      <style:table-row-properties style:min-row-height="25.478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2.221cm"/>
    </style:style>
    <style:style style:name="Таблица2.B" style:family="table-column">
      <style:table-column-properties style:column-width="3.314cm"/>
    </style:style>
    <style:style style:name="Таблица2.C" style:family="table-column">
      <style:table-column-properties style:column-width="5.465cm"/>
    </style:style>
    <style:style style:name="Таблица2.D" style:family="table-column">
      <style:table-column-properties style:column-width="3.251cm"/>
    </style:style>
    <style:style style:name="Таблица2.E" style:family="table-column">
      <style:table-column-properties style:column-width="2.26cm"/>
    </style:style>
    <style:style style:name="Таблица2.1" style:family="table-row">
      <style:table-row-properties style:min-row-height="0.679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14.58cm" fo:keep-together="auto"/>
    </style:style>
    <style:style style:name="Таблица2.A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5.262cm" fo:keep-together="auto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zxx" fo:country="none" officeooo:paragraph-rsid="000e7811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zxx" fo:country="none" officeooo:rsid="000e7811" officeooo:paragraph-rsid="000e7811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zxx" fo:country="none" officeooo:rsid="000c02d7" officeooo:paragraph-rsid="000d39ee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zxx" fo:country="none" officeooo:rsid="000c02d7" officeooo:paragraph-rsid="0024aea3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zxx" fo:country="none" fo:font-weight="bold" fo:background-color="transparent" style:font-size-asian="14pt" style:language-asian="zxx" style:country-asian="none" style:font-weight-asian="bold" style:font-size-complex="14pt" style:language-complex="zxx" style:country-complex="none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4pt" fo:language="zxx" fo:country="none" fo:font-weight="bold" fo:background-color="transparent" style:font-size-asian="14pt" style:language-asian="zxx" style:country-asian="none" style:font-weight-asian="bold" style:font-size-complex="14pt" style:language-complex="zxx" style:country-complex="non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ru" fo:country="RU" officeooo:rsid="00172d40" officeooo:paragraph-rsid="00172d40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zxx" fo:country="none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zxx" fo:country="none" style:language-asian="zxx" style:country-asian="none" style:language-complex="zxx" style:country-complex="none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  <style:text-properties style:font-name="Times New Roman" fo:language="zxx" fo:country="none" style:language-asian="zxx" style:country-asian="none" style:language-complex="zxx" style:country-complex="none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language="zxx" fo:country="none" officeooo:rsid="000d39ee" officeooo:paragraph-rsid="000d39ee" style:language-asian="zxx" style:country-asian="none" style:language-complex="zxx" style:country-complex="none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language="zxx" fo:country="none" officeooo:paragraph-rsid="000d39ee" style:language-asian="zxx" style:country-asian="none" style:language-complex="zxx" style:country-complex="none"/>
    </style:style>
    <style:style style:name="P2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language="zxx" fo:country="none" fo:font-style="normal" fo:font-weight="normal" officeooo:paragraph-rsid="00172d40" style:font-size-asian="14pt" style:language-asian="zxx" style:country-asian="none" style:font-size-complex="14pt" style:language-complex="zxx" style:country-complex="none"/>
    </style:style>
    <style:style style:name="P26" style:family="paragraph" style:parent-style-name="Text_20_body_20_indent">
      <style:paragraph-properties fo:margin-left="0cm" fo:margin-right="0cm" fo:text-indent="0cm" style:auto-text-indent="false" style:writing-mode="lr-tb"/>
      <style:text-properties style:font-name="Times New Roman" fo:language="zxx" fo:country="none" style:language-asian="zxx" style:country-asian="none" style:font-size-complex="14pt" style:language-complex="zxx" style:country-complex="none"/>
    </style:style>
    <style:style style:name="P27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8" style:family="paragraph" style:parent-style-name="Normal_20__28_Web_29_">
      <style:paragraph-properties fo:margin-left="0cm" fo:margin-right="0cm" fo:margin-top="0.393cm" fo:margin-bottom="0.393cm" loext:contextual-spacing="false" fo:text-indent="0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_20_indent">
      <style:paragraph-properties fo:margin-left="0cm" fo:margin-right="0cm" fo:line-height="150%" fo:text-indent="1.249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ru" fo:country="RU" officeooo:rsid="00172d40" officeooo:paragraph-rsid="00172d40" style:font-size-asian="14pt" style:language-asian="zxx" style:country-asian="none" style:font-size-complex="14pt" style:language-complex="zxx" style:country-complex="none"/>
    </style:style>
    <style:style style:name="P32" style:family="paragraph" style:parent-style-name="Text_20_body_20_indent">
      <style:paragraph-properties fo:margin-left="-0.191cm" fo:margin-right="-0.219cm" fo:text-indent="0cm" style:auto-text-indent="false" style:writing-mode="lr-tb">
        <style:tab-stops/>
      </style:paragraph-properties>
      <style:text-properties style:font-name="Times New Roman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/>
    </style:style>
    <style:style style:name="P33" style:family="paragraph" style:parent-style-name="Text_20_body_20_indent">
      <style:paragraph-properties fo:margin-left="-0.191cm" fo:margin-right="-0.219cm" fo:text-indent="0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_20_indent">
      <style:paragraph-properties fo:margin-left="-0.191cm" fo:margin-right="-0.155cm" fo:text-indent="0.028cm" style:auto-text-indent="false" style:writing-mode="lr-tb">
        <style:tab-stops/>
      </style:paragraph-properties>
      <style:text-properties style:font-name="Times New Roman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/>
    </style:style>
    <style:style style:name="P35" style:family="paragraph" style:parent-style-name="Text_20_body_20_indent">
      <style:paragraph-properties fo:margin-left="-0.191cm" fo:margin-right="-0.155cm" fo:text-indent="0.028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_20_indent">
      <style:paragraph-properties fo:margin-left="-0.191cm" fo:margin-right="-0.191cm" fo:text-indent="-0.035cm" style:auto-text-indent="false" style:writing-mode="lr-tb">
        <style:tab-stops/>
      </style:paragraph-properties>
      <style:text-properties style:font-name="Times New Roman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/>
    </style:style>
    <style:style style:name="P37" style:family="paragraph" style:parent-style-name="Text_20_body_20_indent">
      <style:paragraph-properties fo:margin-left="-0.191cm" fo:margin-right="-0.191cm" fo:text-indent="-0.035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_20_indent">
      <style:paragraph-properties fo:margin-left="-0.191cm" fo:margin-right="-0.191cm" fo:text-indent="-0.035cm" style:auto-text-indent="false" style:writing-mode="lr-tb">
        <style:tab-stops/>
      </style:paragraph-properties>
      <style:text-properties style:font-name="Times New Roman" fo:font-size="11pt" fo:language="zxx" fo:country="none" fo:background-color="transparent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_20_indent">
      <style:paragraph-properties fo:margin-left="-0.191cm" fo:margin-right="-0.191cm" fo:text-indent="0cm" style:auto-text-indent="false" style:writing-mode="lr-tb">
        <style:tab-stops/>
      </style:paragraph-properties>
      <style:text-properties style:font-name="Times New Roman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/>
    </style:style>
    <style:style style:name="P40" style:family="paragraph" style:parent-style-name="Text_20_body_20_indent">
      <style:paragraph-properties fo:margin-left="-0.191cm" fo:margin-right="-0.191cm" fo:text-indent="0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_20_indent">
      <style:paragraph-properties fo:margin-left="-0.191cm" fo:margin-right="-0.191cm" fo:text-indent="0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 style:font-style-complex="italic" style:font-weight-complex="bold"/>
    </style:style>
    <style:style style:name="P42" style:family="paragraph" style:parent-style-name="Text_20_body_20_indent">
      <style:paragraph-properties fo:margin-left="-0.191cm" fo:margin-right="-0.191cm" fo:text-indent="0cm" style:auto-text-indent="false" style:writing-mode="lr-tb">
        <style:tab-stops/>
      </style:paragraph-properties>
      <style:text-properties style:font-name="Times New Roman" fo:font-size="11pt" fo:language="zxx" fo:country="none" fo:background-color="transparent" style:font-size-asian="11pt" style:language-asian="zxx" style:country-asian="none" style:font-size-complex="11pt" style:language-complex="zxx" style:country-complex="none" style:font-style-complex="italic" style:font-weight-complex="bold"/>
    </style:style>
    <style:style style:name="P43" style:family="paragraph" style:parent-style-name="Text_20_body_20_indent">
      <style:paragraph-properties fo:margin-left="-0.191cm" fo:margin-right="-0.191cm" fo:text-indent="0cm" style:auto-text-indent="false" style:writing-mode="lr-tb">
        <style:tab-stops/>
      </style:paragraph-properties>
      <style:text-properties style:font-name="Times New Roman" fo:font-size="11pt" fo:language="zxx" fo:country="none" fo:background-color="transparent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_20_indent">
      <style:paragraph-properties fo:margin-left="-0.191cm" fo:margin-right="-0.191cm" fo:text-indent="0cm" style:auto-text-indent="false" style:writing-mode="lr-tb">
        <style:tab-stops/>
      </style:paragraph-properties>
      <style:text-properties style:font-name="Times New Roman" fo:font-size="11pt" fo:language="zxx" fo:country="none" officeooo:paragraph-rsid="0006081e" fo:background-color="transparent" style:font-size-asian="11pt" style:language-asian="zxx" style:country-asian="none" style:font-size-complex="11pt" style:language-complex="zxx" style:country-complex="none"/>
    </style:style>
    <style:style style:name="P45" style:family="paragraph" style:parent-style-name="Standard">
      <style:paragraph-properties fo:margin-left="-0.191cm" fo:margin-right="-0.191cm" fo:text-indent="0cm" style:auto-text-indent="false" style:writing-mode="lr-tb">
        <style:tab-stops/>
      </style:paragraph-properties>
      <style:text-properties style:font-name="Times New Roman" fo:font-size="11pt" fo:language="ru" fo:country="RU" officeooo:rsid="0006081e" officeooo:paragraph-rsid="0006081e" fo:background-color="transparent" style:font-size-asian="11pt" style:language-asian="zxx" style:country-asian="none" style:font-size-complex="11pt" style:language-complex="zxx" style:country-complex="none"/>
    </style:style>
    <style:style style:name="P46" style:family="paragraph" style:parent-style-name="Standard">
      <style:paragraph-properties fo:margin-left="-0.191cm" fo:margin-right="-0.191cm" fo:text-indent="0cm" style:auto-text-indent="false" style:writing-mode="lr-tb">
        <style:tab-stops/>
      </style:paragraph-properties>
      <style:text-properties style:font-name="Times New Roman" fo:font-size="11pt" fo:language="ru" fo:country="RU" officeooo:rsid="0006081e" officeooo:paragraph-rsid="000637b1" fo:background-color="transparent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_20_indent">
      <style:paragraph-properties fo:margin-left="-0.191cm" fo:margin-right="0cm" fo:text-indent="0cm" style:auto-text-indent="false" style:writing-mode="lr-tb">
        <style:tab-stops/>
      </style:paragraph-properties>
      <style:text-properties style:font-name="Times New Roman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/>
    </style:style>
    <style:style style:name="P48" style:family="paragraph" style:parent-style-name="Text_20_body_20_indent">
      <style:paragraph-properties fo:margin-left="-0.191cm" fo:margin-right="0cm" fo:text-indent="0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_20_indent">
      <style:paragraph-properties fo:margin-left="-0.191cm" fo:margin-right="0cm" fo:text-indent="0cm" style:auto-text-indent="false" style:writing-mode="lr-tb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Text_20_body_20_indent">
      <style:paragraph-properties fo:margin-left="0cm" fo:margin-right="-0.219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_20_indent">
      <style:paragraph-properties fo:margin-left="0cm" fo:margin-right="-0.155cm" fo:margin-top="0cm" fo:margin-bottom="0cm" loext:contextual-spacing="false" fo:text-indent="0.028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_20_indent">
      <style:paragraph-properties fo:margin-left="0cm" fo:margin-right="-0.191cm" fo:margin-top="0cm" fo:margin-bottom="0cm" loext:contextual-spacing="false" fo:text-indent="-0.035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_20_indent">
      <style:paragraph-properties fo:margin-left="0cm" fo:margin-right="-0.191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_20_indent">
      <style:paragraph-properties fo:margin-left="0cm" fo:margin-right="-0.191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1pt" fo:language="zxx" fo:country="none" fo:background-color="#ffff00" style:font-size-asian="11pt" style:language-asian="zxx" style:country-asian="none" style:font-size-complex="11pt" style:language-complex="zxx" style:country-complex="none" style:font-style-complex="italic" style:font-weight-complex="bold"/>
    </style:style>
    <style:style style:name="P55" style:family="paragraph" style:parent-style-name="Text_20_body_20_indent">
      <style:paragraph-properties fo:margin-left="0cm" fo:margin-right="-0.191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1pt" fo:language="zxx" fo:country="none" fo:background-color="transparent" style:font-size-asian="11pt" style:language-asian="zxx" style:country-asian="none" style:font-size-complex="11pt" style:language-complex="zxx" style:country-complex="none" style:font-style-complex="italic" style:font-weight-complex="bold"/>
    </style:style>
    <style:style style:name="P56" style:family="paragraph" style:parent-style-name="Text_20_body_20_indent">
      <style:paragraph-properties fo:margin-left="0cm" fo:margin-right="-0.191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1pt" fo:language="zxx" fo:country="none" fo:background-color="transparent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_20_indent">
      <style:paragraph-properties fo:margin-left="0cm" fo:margin-right="-0.191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1pt" fo:language="zxx" fo:country="none" officeooo:paragraph-rsid="0006081e" fo:background-color="transparent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_20_indent">
      <style:paragraph-properties fo:margin-left="0cm" fo:margin-right="-0.191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1pt" fo:language="zxx" fo:country="none" officeooo:paragraph-rsid="000637b1" fo:background-color="transparent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_20_indent">
      <style:paragraph-properties fo:margin-left="0cm" fo:margin-right="-0.191cm" fo:text-indent="0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_20_indent">
      <style:paragraph-properties fo:margin-left="0cm" fo:margin-right="-0.191cm" fo:text-indent="0cm" style:auto-text-indent="false" style:writing-mode="lr-tb">
        <style:tab-stops/>
      </style:paragraph-properties>
      <style:text-properties style:font-name="Times New Roman" fo:font-size="11pt" fo:language="zxx" fo:country="none" style:font-size-asian="11pt" style:language-asian="zxx" style:country-asian="none" style:font-size-complex="11pt" style:language-complex="zxx" style:country-complex="none" style:font-style-complex="italic" style:font-weight-complex="bold"/>
    </style:style>
    <style:style style:name="P6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3" style:family="paragraph" style:parent-style-name="Standard">
      <style:paragraph-properties fo:margin-left="2.159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1.27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1.27cm" style:auto-text-indent="false" style:writing-mode="lr-tb"/>
      <style:text-properties style:font-name="Times New Roman" fo:font-size="14pt" fo:language="zxx" fo:country="none" fo:background-color="transparent" style:font-size-asian="14pt" style:language-asian="zxx" style:country-asian="none" style:font-size-complex="14pt" style:language-complex="zxx" style:country-complex="none"/>
    </style:style>
    <style:style style:name="P66" style:family="paragraph" style:parent-style-name="Standard">
      <style:paragraph-properties fo:margin-left="0cm" fo:margin-right="0cm" fo:text-align="justify" style:justify-single-word="false" fo:text-indent="1.27cm" style:auto-text-indent="false" style:writing-mode="lr-tb"/>
      <style:text-properties style:font-name="Times New Roman" fo:language="zxx" fo:country="none" style:language-asian="zxx" style:country-asian="none" style:language-complex="zxx" style:country-complex="none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/>
    </style:style>
    <style:style style:name="P68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0.635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0.635cm" style:auto-text-indent="false" style:writing-mode="lr-tb"/>
      <style:text-properties style:font-name="Times New Roman" fo:font-size="14pt" fo:language="zxx" fo:country="none" officeooo:paragraph-rsid="000e7811" style:font-size-asian="14pt" style:language-asian="zxx" style:country-asian="none" style:font-size-complex="14pt" style:language-complex="zxx" style:country-complex="none"/>
    </style:style>
    <style:style style:name="P71" style:family="paragraph" style:parent-style-name="Standard">
      <style:paragraph-properties fo:margin-left="1.397cm" fo:margin-right="0cm" fo:line-height="150%" fo:text-align="justify" style:justify-single-word="false" fo:text-indent="-0.762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2" style:family="paragraph" style:parent-style-name="Text_20_body_20_indent">
      <style:paragraph-properties fo:margin-left="0cm" fo:margin-right="0.325cm" fo:text-align="end" style:justify-single-word="false" fo:text-indent="0cm" style:auto-text-indent="false" style:writing-mode="lr-tb"/>
      <style:text-properties style:font-name="Times New Roman" fo:language="zxx" fo:country="none" officeooo:paragraph-rsid="000bd521" style:language-asian="zxx" style:country-asian="none" style:font-size-complex="14pt" style:language-complex="zxx" style:country-complex="none"/>
    </style:style>
    <style:style style:name="P73" style:family="paragraph" style:parent-style-name="Standard">
      <style:paragraph-properties fo:margin-left="2.498cm" fo:margin-right="0cm" fo:line-height="150%" fo:text-align="start" style:justify-single-word="false" fo:text-indent="0cm" style:auto-text-indent="false" style:writing-mode="lr-tb"/>
      <style:text-properties style:font-name="Times New Roman" fo:font-size="14pt" fo:language="zxx" fo:country="none" officeooo:rsid="00195739" officeooo:paragraph-rsid="0024aea3" style:font-size-asian="14pt" style:language-asian="zxx" style:country-asian="none" style:font-size-complex="14pt" style:language-complex="zxx" style:country-complex="none"/>
    </style:style>
    <style:style style:name="P74" style:family="paragraph" style:parent-style-name="Standard">
      <style:paragraph-properties fo:margin-left="2.498cm" fo:margin-right="0cm" fo:line-height="150%" fo:text-align="start" style:justify-single-word="false" fo:text-indent="0cm" style:auto-text-indent="false" style:writing-mode="lr-tb"/>
      <style:text-properties style:font-name="Times New Roman" fo:font-size="14pt" fo:language="zxx" fo:country="none" officeooo:rsid="001dfa01" officeooo:paragraph-rsid="0024aea3" style:font-size-asian="14pt" style:language-asian="zxx" style:country-asian="none" style:font-size-complex="14pt" style:language-complex="zxx" style:country-complex="none"/>
    </style:style>
    <style:style style:name="P75" style:family="paragraph" style:parent-style-name="Standard">
      <style:paragraph-properties fo:margin-left="-0.69cm" fo:margin-right="0cm" fo:text-indent="0.69cm" style:auto-text-indent="false" style:writing-mode="lr-tb">
        <style:tab-stops/>
      </style:paragraph-properties>
      <style:text-properties style:font-name="Times New Roman" fo:language="zxx" fo:country="none" style:language-asian="zxx" style:country-asian="none" style:language-complex="zxx" style:country-complex="none"/>
    </style:style>
    <style:style style:name="P76" style:family="paragraph" style:parent-style-name="Standard">
      <style:paragraph-properties fo:margin-left="-0.69cm" fo:margin-right="0cm" fo:text-align="end" style:justify-single-word="false" fo:text-indent="0.69cm" style:auto-text-indent="false" style:writing-mode="lr-tb">
        <style:tab-stops/>
      </style:paragraph-properties>
      <style:text-properties style:font-name="Times New Roman" fo:language="zxx" fo:country="none" style:language-asian="zxx" style:country-asian="none" style:language-complex="zxx" style:country-complex="none"/>
    </style:style>
    <style:style style:name="P77" style:family="paragraph" style:parent-style-name="Standard">
      <style:paragraph-properties fo:margin-left="-0.69cm" fo:margin-right="0cm" fo:text-align="center" style:justify-single-word="false" fo:text-indent="0.69cm" style:auto-text-indent="false" style:writing-mode="lr-tb">
        <style:tab-stops/>
      </style:paragraph-properties>
      <style:text-properties style:font-name="Times New Roman" fo:language="zxx" fo:country="none" style:language-asian="zxx" style:country-asian="none" style:language-complex="zxx" style:country-complex="none"/>
    </style:style>
    <style:style style:name="P78" style:family="paragraph" style:parent-style-name="Standard">
      <style:paragraph-properties fo:margin-left="-0.69cm" fo:margin-right="0cm" fo:text-align="center" style:justify-single-word="false" fo:text-indent="0.69cm" style:auto-text-indent="false" style:writing-mode="lr-tb">
        <style:tab-stops/>
      </style:paragraph-properties>
      <style:text-properties style:font-name="Times New Roman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/>
    </style:style>
    <style:style style:name="P79" style:family="paragraph" style:parent-style-name="Standard">
      <style:paragraph-properties fo:margin-left="-0.69cm" fo:margin-right="0cm" fo:text-align="center" style:justify-single-word="false" fo:text-indent="0.69cm" style:auto-text-indent="false" style:writing-mode="lr-tb">
        <style:tab-stops/>
      </style:paragraph-properties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80" style:family="paragraph" style:parent-style-name="Standard">
      <style:paragraph-properties fo:margin-left="-0.69cm" fo:margin-right="0cm" fo:text-indent="0.69cm" style:auto-text-indent="false" style:writing-mode="lr-tb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81" style:family="paragraph" style:parent-style-name="Standard">
      <style:paragraph-properties fo:margin-left="-0.69cm" fo:margin-right="-0.191cm" fo:text-indent="0.69cm" style:auto-text-indent="false" style:writing-mode="lr-tb">
        <style:tab-stops/>
      </style:paragraph-properties>
      <style:text-properties fo:language="zxx" fo:country="none" officeooo:paragraph-rsid="0000499e" style:language-asian="zxx" style:country-asian="none" style:language-complex="zxx" style:country-complex="none"/>
    </style:style>
    <style:style style:name="P82" style:family="paragraph" style:parent-style-name="Standard">
      <style:paragraph-properties fo:margin-left="1.005cm" fo:margin-right="0cm" fo:text-indent="0cm" style:auto-text-indent="false" style:writing-mode="lr-tb">
        <style:tab-stops/>
      </style:paragraph-properties>
      <style:text-properties fo:language="zxx" fo:country="none" officeooo:paragraph-rsid="0000499e" fo:background-color="transparent" style:language-asian="zxx" style:country-asian="none" style:language-complex="zxx" style:country-complex="none"/>
    </style:style>
    <style:style style:name="P83" style:family="paragraph" style:parent-style-name="Standard">
      <style:paragraph-properties fo:margin-left="1.005cm" fo:margin-right="0cm" fo:text-indent="0cm" style:auto-text-indent="false" style:writing-mode="lr-tb">
        <style:tab-stops/>
      </style:paragraph-properties>
      <style:text-properties style:font-name="Times New Roman" fo:language="zxx" fo:country="none" officeooo:paragraph-rsid="0000499e" style:language-asian="zxx" style:country-asian="none" style:language-complex="zxx" style:country-complex="none"/>
    </style:style>
    <style:style style:name="P84" style:family="paragraph" style:parent-style-name="Heading_20_1" style:list-style-name="WWNum1">
      <style:paragraph-properties fo:margin-left="0.635cm" fo:margin-right="0cm" fo:text-align="center" style:justify-single-word="false" fo:text-indent="-0.635cm" style:auto-text-indent="false" style:writing-mode="lr-tb"/>
      <style:text-properties style:font-name="Times New Roman" fo:language="zxx" fo:country="none" fo:font-weight="normal" style:language-asian="zxx" style:country-asian="none" style:font-weight-asian="normal" style:font-size-complex="14pt" style:language-complex="zxx" style:country-complex="none"/>
    </style:style>
    <style:style style:name="P85" style:family="paragraph" style:parent-style-name="Heading_20_8" style:list-style-name="">
      <style:paragraph-properties fo:margin-left="0cm" fo:margin-right="0cm" fo:margin-top="0.423cm" fo:margin-bottom="0.106cm" loext:contextual-spacing="false" fo:text-indent="0cm" style:auto-text-indent="false" style:writing-mode="lr-tb"/>
      <style:text-properties style:font-name="Times New Roman" fo:language="zxx" fo:country="none" fo:font-style="normal" style:language-asian="zxx" style:country-asian="none" style:font-style-asian="normal" style:language-complex="zxx" style:country-complex="none" style:font-style-complex="italic"/>
    </style:style>
    <style:style style:name="P86" style:family="paragraph" style:parent-style-name="Standard" style:list-style-name="">
      <style:paragraph-properties fo:margin-left="-0.69cm" fo:margin-right="0cm" fo:text-align="end" style:justify-single-word="false" fo:text-indent="0.69cm" style:auto-text-indent="false" style:writing-mode="lr-tb">
        <style:tab-stops/>
      </style:paragraph-properties>
      <style:text-properties style:font-name="Times New Roman" fo:font-size="10pt" fo:language="zxx" fo:country="none" style:font-size-asian="10pt" style:language-asian="zxx" style:country-asian="none" style:language-complex="zxx" style:country-complex="none"/>
    </style:style>
    <style:style style:name="P87" style:family="paragraph" style:parent-style-name="Standard" style:list-style-name="">
      <style:paragraph-properties fo:margin-left="-0.69cm" fo:margin-right="0cm" fo:text-align="center" style:justify-single-word="false" fo:text-indent="0.69cm" style:auto-text-indent="false" style:writing-mode="lr-tb">
        <style:tab-stops/>
      </style:paragraph-properties>
      <style:text-properties style:font-name="Times New Roman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/>
    </style:style>
    <style:style style:name="P88" style:family="paragraph" style:parent-style-name="Standard" style:list-style-name="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4pt" fo:language="zxx" fo:country="none" fo:font-weight="bold" style:font-size-asian="14pt" style:language-asian="zxx" style:country-asian="none" style:font-weight-asian="bold" style:language-complex="zxx" style:country-complex="none" style:font-weight-complex="bold"/>
    </style:style>
    <style:style style:name="P89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zxx" fo:country="none" fo:font-weight="bold" style:font-size-asian="14pt" style:language-asian="zxx" style:country-asian="none" style:font-weight-asian="bold" style:language-complex="zxx" style:country-complex="none" style:font-weight-complex="bold"/>
    </style:style>
    <style:style style:name="P90" style:family="paragraph" style:parent-style-name="Standard" style:list-style-name="WWNum1">
      <style:paragraph-properties fo:margin-left="0.635cm" fo:margin-right="0cm" fo:text-align="center" style:justify-single-word="false" fo:text-indent="-0.635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91" style:family="paragraph" style:parent-style-name="Standard" style:list-style-name="WWNum2">
      <style:paragraph-properties fo:margin-left="1.397cm" fo:margin-right="0cm" fo:line-height="150%" fo:text-align="justify" style:justify-single-word="false" fo:text-indent="-0.762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92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93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zxx" fo:country="none" officeooo:paragraph-rsid="002e2f81" style:font-size-asian="14pt" style:language-asian="zxx" style:country-asian="none" style:font-size-complex="14pt" style:language-complex="zxx" style:country-complex="none"/>
    </style:style>
    <style:style style:name="P94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zxx" fo:country="none" officeooo:paragraph-rsid="003bc1fa" style:font-size-asian="14pt" style:language-asian="zxx" style:country-asian="none" style:font-size-complex="14pt" style:language-complex="zxx" style:country-complex="none"/>
    </style:style>
    <style:style style:name="P95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zxx" fo:country="none" officeooo:paragraph-rsid="00427260" style:font-size-asian="14pt" style:language-asian="zxx" style:country-asian="none" style:font-size-complex="14pt" style:language-complex="zxx" style:country-complex="none"/>
    </style:style>
    <style:style style:name="P96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zxx" fo:country="none" officeooo:rsid="002a5480" officeooo:paragraph-rsid="002aa2ef" style:font-size-asian="14pt" style:language-asian="zxx" style:country-asian="none" style:font-size-complex="14pt" style:language-complex="zxx" style:country-complex="none"/>
    </style:style>
    <style:style style:name="P97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zxx" fo:country="none" officeooo:rsid="0036e064" officeooo:paragraph-rsid="00404f3d" style:font-size-asian="14pt" style:language-asian="zxx" style:country-asian="none" style:font-size-complex="14pt" style:language-complex="zxx" style:country-complex="none"/>
    </style:style>
    <style:style style:name="P98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zxx" fo:country="none" officeooo:rsid="00395cb8" officeooo:paragraph-rsid="003bc1fa" style:font-size-asian="14pt" style:language-asian="zxx" style:country-asian="none" style:font-size-complex="14pt" style:language-complex="zxx" style:country-complex="none"/>
    </style:style>
    <style:style style:name="P99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ru" fo:country="RU" officeooo:rsid="001dba43" officeooo:paragraph-rsid="001dba43" style:font-size-asian="14pt" style:language-asian="zxx" style:country-asian="none" style:font-size-complex="14pt" style:language-complex="zxx" style:country-complex="none"/>
    </style:style>
    <style:style style:name="P100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ru" fo:country="RU" officeooo:rsid="0020fd9f" officeooo:paragraph-rsid="0020fd9f" style:font-size-asian="14pt" style:language-asian="zxx" style:country-asian="none" style:font-size-complex="14pt" style:language-complex="zxx" style:country-complex="none"/>
    </style:style>
    <style:style style:name="P101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ru" fo:country="RU" officeooo:rsid="0020fd9f" officeooo:paragraph-rsid="002aa2ef" style:font-size-asian="14pt" style:language-asian="zxx" style:country-asian="none" style:font-size-complex="14pt" style:language-complex="zxx" style:country-complex="none"/>
    </style:style>
    <style:style style:name="P102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ru" fo:country="RU" officeooo:rsid="0030ea22" officeooo:paragraph-rsid="003fe847" style:font-size-asian="14pt" style:language-asian="zxx" style:country-asian="none" style:font-size-complex="14pt" style:language-complex="zxx" style:country-complex="none"/>
    </style:style>
    <style:style style:name="P103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ru" fo:country="RU" officeooo:rsid="002ffb59" officeooo:paragraph-rsid="003fe847" style:font-size-asian="14pt" style:language-asian="zxx" style:country-asian="none" style:font-size-complex="14pt" style:language-complex="zxx" style:country-complex="none"/>
    </style:style>
    <style:style style:name="P104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ru" fo:country="RU" officeooo:rsid="003aca99" officeooo:paragraph-rsid="003bc1fa" style:font-size-asian="14pt" style:language-asian="zxx" style:country-asian="none" style:font-size-complex="14pt" style:language-complex="zxx" style:country-complex="none"/>
    </style:style>
    <style:style style:name="P105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style:font-name="Times New Roman" fo:font-size="14pt" fo:language="ru" fo:country="RU" officeooo:rsid="00199235" officeooo:paragraph-rsid="0004de67" style:font-size-asian="14pt" style:language-asian="zxx" style:country-asian="none" style:font-size-complex="14pt" style:language-complex="zxx" style:country-complex="none"/>
    </style:style>
    <style:style style:name="P106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officeooo:paragraph-rsid="0023601d"/>
    </style:style>
    <style:style style:name="P107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officeooo:paragraph-rsid="00330612"/>
    </style:style>
    <style:style style:name="P108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fo:font-size="14pt" officeooo:rsid="00333931" officeooo:paragraph-rsid="003fe847" style:font-size-asian="14pt" style:font-size-complex="14pt"/>
    </style:style>
    <style:style style:name="P109" style:family="paragraph" style:parent-style-name="Standard" style:list-style-name="WWNum2">
      <style:paragraph-properties fo:margin-left="2.159cm" fo:margin-right="0cm" fo:line-height="150%" fo:text-align="justify" style:justify-single-word="false" fo:text-indent="-0.889cm" style:auto-text-indent="false" style:writing-mode="lr-tb"/>
      <style:text-properties fo:font-size="14pt" fo:language="ru" fo:country="RU" officeooo:rsid="003d27b8" officeooo:paragraph-rsid="003fe847" style:font-size-asian="14pt" style:font-size-complex="14pt"/>
    </style:style>
    <style:style style:name="P110" style:family="paragraph" style:parent-style-name="Standard" style:list-style-name="WWNum2">
      <style:paragraph-properties fo:margin-left="3.048cm" fo:margin-right="0cm" fo:line-height="150%" fo:text-align="justify" style:justify-single-word="false" fo:text-indent="-1.143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11" style:family="paragraph" style:parent-style-name="Standard" style:list-style-name="WWNum2">
      <style:paragraph-properties fo:margin-left="3.048cm" fo:margin-right="0cm" fo:line-height="150%" fo:text-align="justify" style:justify-single-word="false" fo:text-indent="-1.143cm" style:auto-text-indent="false" style:writing-mode="lr-tb"/>
      <style:text-properties style:font-name="Times New Roman" fo:font-size="14pt" fo:language="zxx" fo:country="none" officeooo:paragraph-rsid="0012b38e" style:font-size-asian="14pt" style:language-asian="zxx" style:country-asian="none" style:font-size-complex="14pt" style:language-complex="zxx" style:country-complex="none"/>
    </style:style>
    <style:style style:name="P112" style:family="paragraph" style:parent-style-name="Standard" style:list-style-name="WWNum2">
      <style:paragraph-properties fo:margin-left="3.048cm" fo:margin-right="0cm" fo:line-height="150%" fo:text-align="justify" style:justify-single-word="false" fo:text-indent="-1.143cm" style:auto-text-indent="false" style:writing-mode="lr-tb"/>
      <style:text-properties style:font-name="Times New Roman" fo:font-size="14pt" fo:language="ru" fo:country="RU" officeooo:rsid="00446a60" officeooo:paragraph-rsid="00461f79" style:font-size-asian="14pt" style:language-asian="zxx" style:country-asian="none" style:font-size-complex="14pt" style:language-complex="zxx" style:country-complex="none"/>
    </style:style>
    <style:style style:name="P113" style:family="paragraph" style:parent-style-name="Standard" style:list-style-name="WWNum2">
      <style:paragraph-properties fo:margin-left="3.048cm" fo:margin-right="0cm" fo:line-height="150%" fo:text-align="justify" style:justify-single-word="false" fo:text-indent="-1.143cm" style:auto-text-indent="false" style:writing-mode="lr-tb"/>
      <style:text-properties style:font-name="Times New Roman" fo:font-size="14pt" fo:language="ru" fo:country="RU" officeooo:rsid="0012b38e" officeooo:paragraph-rsid="0012b38e" style:font-size-asian="14pt" style:language-asian="zxx" style:country-asian="none" style:font-size-complex="14pt" style:language-complex="zxx" style:country-complex="none"/>
    </style:style>
    <style:style style:name="P114" style:family="paragraph" style:parent-style-name="Standard" style:list-style-name="WWNum2">
      <style:paragraph-properties fo:margin-left="3.048cm" fo:margin-right="0cm" fo:line-height="150%" fo:text-align="justify" style:justify-single-word="false" fo:text-indent="-1.143cm" style:auto-text-indent="false" style:writing-mode="lr-tb"/>
      <style:text-properties style:font-name="Times New Roman" fo:font-size="14pt" fo:language="en" fo:country="US" officeooo:rsid="002b3341" officeooo:paragraph-rsid="002b3341" style:font-size-asian="14pt" style:language-asian="zxx" style:country-asian="none" style:font-size-complex="14pt" style:language-complex="zxx" style:country-complex="none"/>
    </style:style>
    <style:style style:name="P115" style:family="paragraph" style:parent-style-name="List_20_Paragraph" style:list-style-name="WWNum2">
      <style:paragraph-properties fo:margin-left="0.635cm" fo:margin-right="0cm" fo:text-align="justify" style:justify-single-word="false" fo:text-indent="-0.635cm" style:auto-text-indent="false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 text:display="non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0c02d7" style:font-size-asian="14pt" style:font-size-complex="14pt"/>
    </style:style>
    <style:style style:name="T4" style:family="text">
      <style:text-properties style:font-name="Times New Roman" fo:font-size="14pt" fo:language="ru" fo:country="RU" officeooo:rsid="0002fca1" style:font-size-asian="14pt" style:language-asian="zxx" style:country-asian="none" style:font-size-complex="14pt" style:language-complex="zxx" style:country-complex="none"/>
    </style:style>
    <style:style style:name="T5" style:family="text">
      <style:text-properties style:font-name="Times New Roman" fo:font-size="14pt" fo:language="ru" fo:country="RU" officeooo:rsid="0017d861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Times New Roman" fo:font-size="14pt" fo:language="ru" fo:country="RU" officeooo:rsid="0023601d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Times New Roman" fo:font-size="10pt" style:font-size-asian="10pt" style:font-size-complex="11pt"/>
    </style:style>
    <style:style style:name="T9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Times New Roman" fo:font-style="italic" fo:font-weight="bold" officeooo:rsid="0000499e" style:font-style-asian="italic" style:font-weight-asian="bold" style:font-style-complex="italic" style:font-weight-complex="bold"/>
    </style:style>
    <style:style style:name="T11" style:family="text">
      <style:text-properties style:font-name="Times New Roman" fo:font-style="italic" fo:font-weight="bold" officeooo:rsid="000966e7" style:font-style-asian="italic" style:font-weight-asian="bold" style:font-style-complex="italic" style:font-weight-complex="bold"/>
    </style:style>
    <style:style style:name="T12" style:family="text">
      <style:text-properties style:font-name="Times New Roman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style:font-name="Times New Roman" fo:font-style="italic" fo:font-weight="bold" officeooo:rsid="0000499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style:font-name="Times New Roman" fo:font-size="9pt" style:font-size-asian="9pt" style:font-size-complex="9pt"/>
    </style:style>
    <style:style style:name="T15" style:family="text">
      <style:text-properties style:font-name="Times New Roman" fo:font-size="11pt" style:font-size-asian="11pt" style:font-size-complex="11pt"/>
    </style:style>
    <style:style style:name="T16" style:family="text">
      <style:text-properties style:font-name="Times New Roman" officeooo:rsid="0000499e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151f4"/>
    </style:style>
    <style:style style:name="T19" style:family="text">
      <style:text-properties fo:language="ru" fo:country="RU" officeooo:rsid="0002fca1"/>
    </style:style>
    <style:style style:name="T20" style:family="text">
      <style:text-properties fo:language="ru" fo:country="RU" officeooo:rsid="0004de67"/>
    </style:style>
    <style:style style:name="T21" style:family="text">
      <style:text-properties fo:language="ru" fo:country="RU" officeooo:rsid="0006081e"/>
    </style:style>
    <style:style style:name="T22" style:family="text">
      <style:text-properties fo:language="ru" fo:country="RU" officeooo:rsid="0006081e" style:font-style-complex="italic" style:font-weight-complex="bold"/>
    </style:style>
    <style:style style:name="T23" style:family="text">
      <style:text-properties fo:language="ru" fo:country="RU" officeooo:rsid="000966e7" style:font-style-complex="italic" style:font-weight-complex="bold"/>
    </style:style>
    <style:style style:name="T24" style:family="text">
      <style:text-properties fo:language="ru" fo:country="RU" officeooo:rsid="000637b1"/>
    </style:style>
    <style:style style:name="T25" style:family="text">
      <style:text-properties fo:language="ru" fo:country="RU" officeooo:rsid="0007ac39"/>
    </style:style>
    <style:style style:name="T26" style:family="text">
      <style:text-properties fo:language="ru" fo:country="RU" officeooo:rsid="00105dd9"/>
    </style:style>
    <style:style style:name="T27" style:family="text">
      <style:text-properties fo:language="ru" fo:country="RU" officeooo:rsid="001156bd"/>
    </style:style>
    <style:style style:name="T28" style:family="text">
      <style:text-properties fo:language="ru" fo:country="RU" officeooo:rsid="0012b38e"/>
    </style:style>
    <style:style style:name="T29" style:family="text">
      <style:text-properties fo:language="ru" fo:country="RU" officeooo:rsid="00136565"/>
    </style:style>
    <style:style style:name="T30" style:family="text">
      <style:text-properties fo:language="ru" fo:country="RU" officeooo:rsid="00154069"/>
    </style:style>
    <style:style style:name="T31" style:family="text">
      <style:text-properties fo:language="ru" fo:country="RU" officeooo:rsid="000e7811"/>
    </style:style>
    <style:style style:name="T32" style:family="text">
      <style:text-properties fo:language="ru" fo:country="RU" officeooo:rsid="0016d342"/>
    </style:style>
    <style:style style:name="T33" style:family="text">
      <style:text-properties fo:language="ru" fo:country="RU" officeooo:rsid="00172d40"/>
    </style:style>
    <style:style style:name="T34" style:family="text">
      <style:text-properties fo:language="ru" fo:country="RU" officeooo:rsid="0017d861"/>
    </style:style>
    <style:style style:name="T35" style:family="text">
      <style:text-properties fo:language="ru" fo:country="RU" officeooo:rsid="00199235"/>
    </style:style>
    <style:style style:name="T36" style:family="text">
      <style:text-properties fo:language="ru" fo:country="RU" officeooo:rsid="001b6301"/>
    </style:style>
    <style:style style:name="T37" style:family="text">
      <style:text-properties fo:language="ru" fo:country="RU" officeooo:rsid="001c9453"/>
    </style:style>
    <style:style style:name="T38" style:family="text">
      <style:text-properties fo:language="ru" fo:country="RU" officeooo:rsid="0018e4b0"/>
    </style:style>
    <style:style style:name="T39" style:family="text">
      <style:text-properties fo:language="ru" fo:country="RU" officeooo:rsid="00191c82"/>
    </style:style>
    <style:style style:name="T40" style:family="text">
      <style:text-properties fo:language="ru" fo:country="RU" officeooo:rsid="001a899f"/>
    </style:style>
    <style:style style:name="T41" style:family="text">
      <style:text-properties fo:language="ru" fo:country="RU" officeooo:rsid="001bcd84"/>
    </style:style>
    <style:style style:name="T42" style:family="text">
      <style:text-properties fo:language="ru" fo:country="RU" officeooo:rsid="00287b58"/>
    </style:style>
    <style:style style:name="T43" style:family="text">
      <style:text-properties fo:language="ru" fo:country="RU" officeooo:rsid="002aa2ef"/>
    </style:style>
    <style:style style:name="T44" style:family="text">
      <style:text-properties fo:language="ru" fo:country="RU" officeooo:rsid="002b3341"/>
    </style:style>
    <style:style style:name="T45" style:family="text">
      <style:text-properties fo:language="ru" fo:country="RU" officeooo:rsid="002ccbf7"/>
    </style:style>
    <style:style style:name="T46" style:family="text">
      <style:text-properties fo:language="ru" fo:country="RU" officeooo:rsid="002e2f81"/>
    </style:style>
    <style:style style:name="T47" style:family="text">
      <style:text-properties fo:language="ru" fo:country="RU" officeooo:rsid="002ffb59"/>
    </style:style>
    <style:style style:name="T48" style:family="text">
      <style:text-properties fo:language="ru" fo:country="RU" officeooo:rsid="0030ea22"/>
    </style:style>
    <style:style style:name="T49" style:family="text">
      <style:text-properties fo:language="ru" fo:country="RU" officeooo:rsid="00310830"/>
    </style:style>
    <style:style style:name="T50" style:family="text">
      <style:text-properties fo:language="ru" fo:country="RU" officeooo:rsid="003266fc"/>
    </style:style>
    <style:style style:name="T51" style:family="text">
      <style:text-properties fo:language="ru" fo:country="RU" officeooo:rsid="003500f7"/>
    </style:style>
    <style:style style:name="T52" style:family="text">
      <style:text-properties fo:language="ru" fo:country="RU" officeooo:rsid="0036e064"/>
    </style:style>
    <style:style style:name="T53" style:family="text">
      <style:text-properties fo:language="ru" fo:country="RU" officeooo:rsid="003854fd"/>
    </style:style>
    <style:style style:name="T54" style:family="text">
      <style:text-properties fo:language="ru" fo:country="RU" officeooo:rsid="003bc1fa"/>
    </style:style>
    <style:style style:name="T55" style:family="text">
      <style:text-properties fo:language="ru" fo:country="RU" officeooo:rsid="003d27b8"/>
    </style:style>
    <style:style style:name="T56" style:family="text">
      <style:text-properties fo:language="ru" fo:country="RU" officeooo:rsid="003e1165"/>
    </style:style>
    <style:style style:name="T57" style:family="text">
      <style:text-properties fo:language="ru" fo:country="RU" officeooo:rsid="003fe847"/>
    </style:style>
    <style:style style:name="T58" style:family="text">
      <style:text-properties fo:language="ru" fo:country="RU" officeooo:rsid="00404f3d"/>
    </style:style>
    <style:style style:name="T59" style:family="text">
      <style:text-properties fo:language="ru" fo:country="RU" officeooo:rsid="0041c35e"/>
    </style:style>
    <style:style style:name="T60" style:family="text">
      <style:text-properties fo:language="ru" fo:country="RU" officeooo:rsid="00427260"/>
    </style:style>
    <style:style style:name="T61" style:family="text">
      <style:text-properties fo:language="ru" fo:country="RU" officeooo:rsid="00446a60"/>
    </style:style>
    <style:style style:name="T62" style:family="text">
      <style:text-properties fo:language="ru" fo:country="RU" officeooo:rsid="00461f79"/>
    </style:style>
    <style:style style:name="T63" style:family="text">
      <style:text-properties fo:color="#000000" style:font-name="Times New Roman" fo:font-size="14pt" style:font-size-asian="14pt" style:font-size-complex="14pt"/>
    </style:style>
    <style:style style:name="T64" style:family="text">
      <style:text-properties fo:language="en" fo:country="US"/>
    </style:style>
    <style:style style:name="T65" style:family="text">
      <style:text-properties fo:language="en" fo:country="US" officeooo:rsid="000637b1"/>
    </style:style>
    <style:style style:name="T66" style:family="text">
      <style:text-properties fo:language="en" fo:country="US" officeooo:rsid="0007ac39"/>
    </style:style>
    <style:style style:name="T67" style:family="text">
      <style:text-properties fo:language="en" fo:country="US" officeooo:rsid="000e7811"/>
    </style:style>
    <style:style style:name="T68" style:family="text">
      <style:text-properties fo:language="en" fo:country="US" officeooo:rsid="001156bd"/>
    </style:style>
    <style:style style:name="T69" style:family="text">
      <style:text-properties fo:language="en" fo:country="US" officeooo:rsid="0011d0d5"/>
    </style:style>
    <style:style style:name="T70" style:family="text">
      <style:text-properties fo:language="en" fo:country="US" officeooo:rsid="0012b38e"/>
    </style:style>
    <style:style style:name="T71" style:family="text">
      <style:text-properties fo:language="en" fo:country="US" officeooo:rsid="00154069"/>
    </style:style>
    <style:style style:name="T72" style:family="text">
      <style:text-properties fo:language="en" fo:country="US" officeooo:rsid="0016d342"/>
    </style:style>
    <style:style style:name="T73" style:family="text">
      <style:text-properties fo:language="en" fo:country="US" officeooo:rsid="001c9453"/>
    </style:style>
    <style:style style:name="T74" style:family="text">
      <style:text-properties fo:language="en" fo:country="US" officeooo:rsid="001f1479"/>
    </style:style>
    <style:style style:name="T75" style:family="text">
      <style:text-properties fo:language="en" fo:country="US" officeooo:rsid="0020fd9f"/>
    </style:style>
    <style:style style:name="T76" style:family="text">
      <style:text-properties fo:language="en" fo:country="US" officeooo:rsid="0026ef6c"/>
    </style:style>
    <style:style style:name="T77" style:family="text">
      <style:text-properties fo:language="en" fo:country="US" officeooo:rsid="002a5480"/>
    </style:style>
    <style:style style:name="T78" style:family="text">
      <style:text-properties fo:language="en" fo:country="US" officeooo:rsid="00310830"/>
    </style:style>
    <style:style style:name="T79" style:family="text">
      <style:text-properties fo:language="en" fo:country="US" officeooo:rsid="0018e4b0"/>
    </style:style>
    <style:style style:name="T80" style:family="text">
      <style:text-properties fo:language="en" fo:country="US" officeooo:rsid="00404f3d"/>
    </style:style>
    <style:style style:name="T81" style:family="text">
      <style:text-properties fo:language="en" fo:country="US" officeooo:rsid="00427260"/>
    </style:style>
    <style:style style:name="T82" style:family="text">
      <style:text-properties fo:language="en" fo:country="US" officeooo:rsid="00461f79"/>
    </style:style>
    <style:style style:name="T83" style:family="text">
      <style:text-properties officeooo:rsid="0006081e" style:font-style-complex="italic" style:font-weight-complex="bold"/>
    </style:style>
    <style:style style:name="T84" style:family="text">
      <style:text-properties officeooo:rsid="000bd521"/>
    </style:style>
    <style:style style:name="T85" style:family="text">
      <style:text-properties officeooo:rsid="000c02d7"/>
    </style:style>
    <style:style style:name="T86" style:family="text">
      <style:text-properties officeooo:rsid="000e7811"/>
    </style:style>
    <style:style style:name="T87" style:family="text">
      <style:text-properties fo:font-size="14pt" fo:font-weight="bold" fo:background-color="transparent" loext:char-shading-value="0" style:font-size-asian="14pt" style:font-weight-asian="bold" style:font-size-complex="14pt"/>
    </style:style>
    <style:style style:name="T88" style:family="text">
      <style:text-properties fo:font-size="14pt" fo:language="ru" fo:country="RU" fo:font-weight="bold" officeooo:rsid="000151f4" fo:background-color="transparent" loext:char-shading-value="0" style:font-size-asian="14pt" style:font-weight-asian="bold" style:font-size-complex="14pt"/>
    </style:style>
    <style:style style:name="T89" style:family="text">
      <style:text-properties fo:font-size="14pt" fo:language="ru" fo:country="RU" style:font-size-asian="14pt" style:font-size-complex="14pt"/>
    </style:style>
    <style:style style:name="T90" style:family="text">
      <style:text-properties fo:font-size="14pt" fo:language="ru" fo:country="RU" officeooo:rsid="003500f7" style:font-size-asian="14pt" style:font-size-complex="14pt"/>
    </style:style>
    <style:style style:name="T91" style:family="text">
      <style:text-properties fo:font-size="14pt" fo:language="ru" fo:country="RU" officeooo:rsid="0036e064" style:font-size-asian="14pt" style:font-size-complex="14pt"/>
    </style:style>
    <style:style style:name="T92" style:family="text">
      <style:text-properties fo:font-size="14pt" fo:language="ru" fo:country="RU" officeooo:rsid="003bc1fa" style:font-size-asian="14pt" style:font-size-complex="14pt"/>
    </style:style>
    <style:style style:name="T93" style:family="text">
      <style:text-properties fo:font-size="14pt" fo:language="ru" fo:country="RU" officeooo:rsid="003d27b8" style:font-size-asian="14pt" style:font-size-complex="14pt"/>
    </style:style>
    <style:style style:name="T94" style:family="text">
      <style:text-properties fo:font-size="14pt" fo:language="ru" fo:country="RU" officeooo:rsid="003fe847" style:font-size-asian="14pt" style:font-size-complex="14pt"/>
    </style:style>
    <style:style style:name="T95" style:family="text">
      <style:text-properties fo:font-size="14pt" style:font-size-asian="14pt" style:font-size-complex="14pt"/>
    </style:style>
    <style:style style:name="T96" style:family="text">
      <style:text-properties officeooo:rsid="001156bd"/>
    </style:style>
    <style:style style:name="T97" style:family="text">
      <style:text-properties fo:language="zxx" fo:country="none"/>
    </style:style>
    <style:style style:name="T98" style:family="text">
      <style:text-properties officeooo:rsid="001f1479"/>
    </style:style>
    <style:style style:name="T99" style:family="text">
      <style:text-properties officeooo:rsid="0020fd9f"/>
    </style:style>
    <style:style style:name="T100" style:family="text">
      <style:text-properties officeooo:rsid="00191c82"/>
    </style:style>
    <style:style style:name="T101" style:family="text">
      <style:text-properties officeooo:rsid="0024de34"/>
    </style:style>
    <style:style style:name="T102" style:family="text">
      <style:text-properties officeooo:rsid="0026ef6c"/>
    </style:style>
    <style:style style:name="T103" style:family="text">
      <style:text-properties officeooo:rsid="00287b58"/>
    </style:style>
    <style:style style:name="T104" style:family="text">
      <style:text-properties officeooo:rsid="002ccbf7"/>
    </style:style>
    <style:style style:name="T105" style:family="text">
      <style:text-properties officeooo:rsid="003bc1fa"/>
    </style:style>
    <style:style style:name="T106" style:family="text">
      <style:text-properties officeooo:rsid="0036e064"/>
    </style:style>
    <style:style style:name="T107" style:family="text">
      <style:text-properties officeooo:rsid="003500f7"/>
    </style:style>
    <style:style style:name="T108" style:family="text">
      <style:text-properties officeooo:rsid="003e1165"/>
    </style:style>
    <style:style style:name="T109" style:family="text">
      <style:text-properties officeooo:rsid="003fe847"/>
    </style:style>
    <style:style style:name="T110" style:family="text">
      <style:text-properties officeooo:rsid="00404f3d"/>
    </style:style>
    <style:style style:name="T111" style:family="text">
      <style:text-properties officeooo:rsid="00461f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4"><text:span text:style-name="T1"><text:s/></text:span><text:span text:style-name="T2">МИНОБРНАУКИ РОССИИ</text:span></text:p>
            <text:p text:style-name="P11"/>
            <text:p text:style-name="P4">Федеральное государственное бюджетное образовательное учреждение высшего образования</text:p>
            <text:p text:style-name="P4"/>
            <text:p text:style-name="P4">Саратовский государственный технический университет </text:p>
            <text:p text:style-name="P4">имени Гагарина Ю.А.</text:p>
            <text:p text:style-name="P75"/>
            <text:h text:style-name="P86" text:outline-level="5">УТВЕРЖДАЮ </text:h>
            <text:p text:style-name="P76">Зав. кафедрой ИБС</text:p>
            <text:p text:style-name="P76">______В.Б. Байбурин</text:p>
            <text:p text:style-name="P76"/>
            <text:p text:style-name="P77"><text:s text:c="138"/>__. __. 2019г.</text:p>
            <text:p text:style-name="P75"/>
            <text:p text:style-name="P75"/>
            <text:p text:style-name="P75"/>
            <text:h text:style-name="P88" text:outline-level="7">Технологии и методы программирования</text:h>
            <text:p text:style-name="P75"/>
            <text:p text:style-name="P14">База данных интернет-магазина <text:span text:style-name="T18">одежды</text:span></text:p>
            <text:p text:style-name="P78"/>
            <text:p text:style-name="P79">Техническое задание</text:p>
            <text:p text:style-name="P75"/>
            <text:h text:style-name="P87" text:outline-level="4">ЛИСТ УТВЕРЖДЕНИЯ</text:h>
            <text:p text:style-name="P18"/>
            <text:p text:style-name="P79">КФБН.00000 -01 90 01-1-ЛУ</text:p>
            <text:p text:style-name="P75"><text:s/></text:p>
            <text:p text:style-name="P18"/>
            <text:p text:style-name="P18"/>
            <text:p text:style-name="P23"><text:span text:style-name="T1"><text:s text:c="13"/>СОГЛАСОВАНО<text:tab/><text:tab/><text:tab/><text:tab/><text:tab/><text:tab/><text:tab/>Разработчик</text:span><text:span text:style-name="T16">и</text:span><text:span text:style-name="T1">:</text:span></text:p>
            <text:p text:style-name="P75"><text:s text:c="9"/>Руководитель работы <text:tab/><text:tab/><text:tab/><text:tab/><text:tab/><text:tab/><text:tab/>Студент<text:span text:style-name="T18">ы</text:span> сИБС-2<text:span text:style-name="T18">2</text:span></text:p>
            <text:p text:style-name="P81"><text:span text:style-name="T1"><text:s text:c="9"/>________ </text:span><text:span text:style-name="T9">Беляев М.П.<text:tab/><text:tab/><text:tab/><text:tab/><text:tab/><text:tab/></text:span><text:span text:style-name="T1">_______</text:span><text:span text:style-name="T9">_ </text:span><text:span text:style-name="T12">Иванов </text:span><text:span text:style-name="T13">М</text:span><text:span text:style-name="T12">.</text:span><text:span text:style-name="T13">К</text:span><text:span text:style-name="T12">.</text:span></text:p>
            <text:p text:style-name="P82"><text:span text:style-name="T1"><text:s text:c="17"/>__.__.2019г. <text:s text:c="70"/>_______</text:span><text:span text:style-name="T9">_ <text:s/></text:span><text:span text:style-name="T10">Червяков П</text:span><text:span text:style-name="T9">.</text:span><text:span text:style-name="T10">А</text:span><text:span text:style-name="T9">.</text:span></text:p>
            <text:p text:style-name="P82"><text:span text:style-name="T1"><text:s text:c="108"/>_______</text:span><text:span text:style-name="T9">_ </text:span><text:span text:style-name="T10">Беляков</text:span><text:span text:style-name="T9"> </text:span><text:span text:style-name="T10">Д</text:span><text:span text:style-name="T9">.</text:span><text:span text:style-name="T11">Д</text:span><text:span text:style-name="T9">.</text:span></text:p>
            <text:p text:style-name="P83"><text:s text:c="18"/></text:p>
            <text:p text:style-name="P83"><text:s text:c="130"/>__.__.2019г.</text:p>
            <text:p text:style-name="P75"/>
            <text:p text:style-name="P75"/>
            <text:p text:style-name="P75"/>
            <text:p text:style-name="P75"/>
            <text:p text:style-name="P75"/>
            <text:p text:style-name="P75"><text:s text:c="122"/>Нормоконтролер</text:p>
            <text:p text:style-name="P80"><text:span text:style-name="T1"><text:s text:c="121"/>______ </text:span><text:span text:style-name="T9">ЛалетинаТ . Л.</text:span></text:p>
            <text:p text:style-name="P19"><text:s text:c="142"/>__.__.2019г.</text:p>
            <text:p text:style-name="P4">2019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3">МИНОБРНАУКИ РОССИИ</text:p>
            <text:p text:style-name="P2"/>
            <text:p text:style-name="P3">Федеральное государственное бюджетное образовательное учреждение высшего образования</text:p>
            <text:p text:style-name="P3"/>
            <text:p text:style-name="P3">Саратовский государственный технический университет </text:p>
            <text:p text:style-name="P3">имени Гагарина Ю.А.</text:p>
            <text:h text:style-name="P85" text:outline-level="8">УТВЕРЖДЕН</text:h>
            <text:p text:style-name="P20"><text:span text:style-name="T1">КФБН.00000</text:span><text:span text:style-name="T14"> -01 90 01-1-ЛУ</text:span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h text:style-name="P89" text:outline-level="7">Технологии и методы программирования</text:h>
            <text:p text:style-name="P13"/>
            <text:p text:style-name="P17"><text:span text:style-name="T87"><text:s/>интернет-магазина </text:span><text:span text:style-name="T88">одежды</text:span></text:p>
            <text:p text:style-name="P12"/>
            <text:p text:style-name="P16"/>
            <text:p text:style-name="P16"/>
            <text:p text:style-name="P16"/>
            <text:p text:style-name="P3">Техническое задание</text:p>
            <text:p text:style-name="P16"/>
            <text:p text:style-name="P16"/>
            <text:p text:style-name="P3">КФБН. 00000-01 90 01-1 </text:p>
            <text:p text:style-name="P16"/>
            <text:p text:style-name="P3">Листов <text:span text:style-name="T53">1</text:span><text:span text:style-name="T62">1</text:span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3">2019</text:p>
          </table:table-cell>
        </table:table-row>
      </table:table>
      <text:p text:style-name="P1"><text:soft-page-break/></text:p>
      <text:list xml:id="list1042915775" text:style-name="WWNum1">
        <text:list-item>
          <text:p text:style-name="P90">ВВЕДЕНИЕ</text:p>
        </text:list-item>
      </text:list>
      <text:p text:style-name="P5"/>
      <text:p text:style-name="P29"><text:span text:style-name="T26">Веб-приложение </text:span><text:span text:style-name="T32">«</text:span><text:span text:style-name="T72">Online clothing store</text:span><text:span text:style-name="T32">»</text:span><text:span text:style-name="T72"> </text:span><text:s/>разработан<text:span text:style-name="T26">о</text:span> для <text:s/>магазина <text:span text:style-name="T18">одежды</text:span>.</text:p>
      <text:list xml:id="list185007718488871" text:continue-numbering="true" text:style-name="WWNum1">
        <text:list-item>
          <text:p text:style-name="P90">ОСНОВАНИЕ ДЛЯ РАЗРАБОТКИ</text:p>
        </text:list-item>
      </text:list>
      <text:p text:style-name="P67"/>
      <text:p text:style-name="P62">Основанием для разработки данного программного продукта является задание на расчётно-графическую работу по дисциплине «Технологии и методы программирования».</text:p>
      <text:p text:style-name="P6"/>
      <text:list xml:id="list185009330346445" text:continue-numbering="true" text:style-name="WWNum1">
        <text:list-item>
          <text:p text:style-name="P90">НАЗНАЧЕНИЕ РАЗРАБОТКИ</text:p>
        </text:list-item>
      </text:list>
      <text:p text:style-name="P68"/>
      <text:p text:style-name="P31">Основной функцией веб-приложения является осуществление сделок</text:p>
      <text:p text:style-name="P15"><text:s/>купли-продажи товаров с использованием глобальной коммуникационной среды Интернет в режиме реального времени.</text:p>
      <text:p text:style-name="P25"/>
      <text:list xml:id="list185008359363994" text:continue-numbering="true" text:style-name="WWNum1">
        <text:list-item>
          <text:p text:style-name="P90">ТРЕБОВАНИЯ К ПРОГРАММЕ</text:p>
        </text:list-item>
      </text:list>
      <text:p text:style-name="P68"/>
      <text:list xml:id="list273179710" text:style-name="WWNum2">
        <text:list-item>
          <text:p text:style-name="P115"/>
        </text:list-item>
        <text:list-item>
          <text:p text:style-name="P115"/>
        </text:list-item>
        <text:list-item>
          <text:p text:style-name="P115"/>
        </text:list-item>
        <text:list-item>
          <text:p text:style-name="P115"/>
          <text:list>
            <text:list-item>
              <text:p text:style-name="P91">Требования к функциональным характеристикам.</text:p>
              <text:list>
                <text:list-item>
                  <text:p text:style-name="P92"><text:span text:style-name="T19">Приложение должно позволять продавать товары в режиме магазина</text:span>. </text:p>
                </text:list-item>
                <text:list-item>
                  <text:p text:style-name="P106"><text:span text:style-name="T4">В приложении должно быть три уровня пользователей : администраторы , продавцы, покупатели</text:span><text:span text:style-name="T7">. </text:span><text:span text:style-name="T5">Каждый пользователь , <text:s/>для каких либо взаимодействий с системой <text:s/>должен иметь логин и пароль. В случае их отсутствия он должен зарегистрироваться. Регистрация предусмотрена только для продавцов и покупателей. </text:span><text:span text:style-name="T6">Администратор <text:s/>системы не может регистрироваться , а должен быть назначен вручную в БД.</text:span><text:span text:style-name="T5"> </text:span></text:p>
                </text:list-item>
                <text:list-item>
                  <text:p text:style-name="P99">Регистрация нового пользователя. Сайт должен реализовывать возможность зарегистрировать нового пользователя . Регистрация возможна только с главной страницы. <text:span text:style-name="T104">Переход на главную страницу </text:span><text:soft-page-break/><text:span text:style-name="T104">должен осуществляться путем нажатия на логотип магазина.</text:span> Для регистрации пользователь должен нажать на ссылку «Регистрация» , после чего он должен быть отправлен на страницу с формой регистрации.</text:p>
                </text:list-item>
                <text:list-item>
                  <text:p text:style-name="P99">Форма регистрации <text:s/>должна содержать поля необходимые для регистрации нового пользователя в системе : <text:span text:style-name="T64">email, </text:span>логин, пароль. Так же форма регистрации должна предоставлять выбор между покупателем и продавцом через кнопку-<text:span text:style-name="T98">переключатель. Все присутствующие поля должны быть обязательными к заполнению. Сайт должен осуществлять проверку введенных данных и заполненность обязательных полей. Сайт не должен регистрировать пользователей с активным адресом </text:span><text:span text:style-name="T74">email </text:span><text:span text:style-name="T98">уже существующим в системе . В случае обнаружения каких-либо ошибок в введенных данных , сайт должен отобразить пользователю какие именно поля не прошли проверку , а так же причину , по которой они не прошли проверку. После успешной регистрации сайт должен отправить пользователю письмо для подтверждения своей почты и активации аккаунта в системе. Также после регистрации пользователь должен</text:span><text:span text:style-name="T74"> <text:s/></text:span><text:span text:style-name="T76">п</text:span><text:span text:style-name="T102">олучить сообщение на странице</text:span><text:span text:style-name="T75">, </text:span><text:span text:style-name="T99">сообщающее необходимость проверить свою почту и перейти по указанной в письме ссылке.</text:span></text:p>
                </text:list-item>
                <text:list-item>
                  <text:p text:style-name="P100">Подтверждение почты. Пользователь <text:span text:style-name="T104">должен</text:span> получ<text:span text:style-name="T104">ить</text:span> на свой электронный почтовый адрес письмо содержащее ссылку со специально сформированным хэш кодом. После перехода по этой ссылке пользователь <text:span text:style-name="T104">должен перейти</text:span> на страницу , подтверждающую активацию своего аккаунта. </text:p>
                </text:list-item>
                <text:list-item>
                  <text:p text:style-name="P101"><text:s/><text:span text:style-name="T103">Вход в систему. Вход возможен только с главной страницы. Для <text:s/>входа пользователь должен нажать на ссылку «Войти» , после чего он должен быть отправлен на страницу с формой для входа. Вход на сайт должен представлять собой страницу с полями <text:s/>логин / </text:span><text:span text:style-name="T77">email</text:span><text:span text:style-name="T103">, пароль , а так же </text:span><text:soft-page-break/><text:span text:style-name="T103">кнопкой подтверждения. Оба поля являются обязательными для заполнения. В случае обнаружения каких-либо ошибок в введенных данных , сайт должен сообщить пользователю об неправильности логина или пароля. Страница так же должна иметь указание для незарегистрированных пользователей , содержащее следующий текст «Для регистрации перейдите на главную страницу и нажмите кнопку «Регистрация» » . Так же страница должна содержать ссылку на страницу для восстановление пароля . </text:span></text:p>
                </text:list-item>
                <text:list-item>
                  <text:p text:style-name="P96"><text:span text:style-name="T17">Восстановление пароля . </text:span><text:span text:style-name="T42">Страница восстановление пароля </text:span><text:span text:style-name="T45">должна </text:span><text:span text:style-name="T42">содерж</text:span><text:span text:style-name="T45">а</text:span><text:span text:style-name="T42">т</text:span><text:span text:style-name="T45">ь</text:span><text:span text:style-name="T42"> поле </text:span><text:span text:style-name="T64">email </text:span><text:span text:style-name="T17">обязательное к заполнению и кнопку подтверждения .</text:span><text:span text:style-name="T51"> После отправки , должна появится кнопка повторной генерации письма.</text:span><text:span text:style-name="T17"> </text:span><text:span text:style-name="T51">Так же п</text:span><text:span text:style-name="T17">осле </text:span><text:span text:style-name="T51">отправки</text:span><text:span text:style-name="T17"> на почту </text:span><text:span text:style-name="T45">должно</text:span><text:span text:style-name="T17"> при</text:span><text:span text:style-name="T45">дти</text:span><text:span text:style-name="T17"> письмо со ссылкой <text:s/>на страницу восстановления пароля. </text:span><text:span text:style-name="T43">После перехода по этой ссылке пользователь </text:span><text:span text:style-name="T45">должен</text:span><text:span text:style-name="T43"> пере</text:span><text:span text:style-name="T45">йти</text:span><text:span text:style-name="T43"> на страницу, где <text:s/>ему нужно заполнить обязательное поле «Новый пароль» и нажать кнопку подтвер</text:span><text:span text:style-name="T45">ждения</text:span><text:span text:style-name="T43">. После чего пользователь </text:span><text:span text:style-name="T45">должен</text:span><text:span text:style-name="T43"> авторизоваться с помощью нового пароля. <text:s text:c="2"/></text:span></text:p>
                </text:list-item>
                <text:list-item>
                  <text:p text:style-name="P93"><text:span text:style-name="T19">П</text:span><text:span text:style-name="T20">окупатели</text:span><text:span text:style-name="T19"> в приложении должны иметь возможность : </text:span><text:span text:style-name="T20">поиска товаров по описанию/названию, добавления выбранных товаров в корзину или «список желаний»,</text:span><text:span text:style-name="T39"> возможность покуп</text:span><text:span text:style-name="T40">ки</text:span><text:span text:style-name="T20"> товар</text:span><text:span text:style-name="T40">а</text:span><text:span text:style-name="T45">. На сайте должна присутствовать </text:span><text:span text:style-name="T20"><text:s/></text:span><text:span text:style-name="T38">сортировк</text:span><text:span text:style-name="T45">а</text:span><text:span text:style-name="T38"> товаров по категориям </text:span><text:span text:style-name="T39">(Пол: мужская одежда, женская одежда; Сезон: лето, осень, зима, весна; Вид одежды: верхняя одежда, <text:s/>нижн</text:span><text:span text:style-name="T46">яя</text:span><text:span text:style-name="T39"> </text:span><text:span text:style-name="T46">(</text:span><text:span text:style-name="T39">белье) </text:span><text:span text:style-name="T46">)</text:span><text:span text:style-name="T20">.</text:span><text:span text:style-name="T19"> </text:span><text:span text:style-name="T34">Покупатель должен иметь баланс. Данные как в корзине, <text:s/>так и в списке желаний <text:s/>должны храниться перманентно, независимо от сессии. </text:span><text:span text:style-name="T46">Страница покупателя должна содержать: логин покупателя , статус «покупател</text:span><text:span text:style-name="T60">ь</text:span><text:span text:style-name="T46">», баланс, кнопку списка пожеланий , кнопку корзины ,</text:span><text:span text:style-name="T54">кнопку истории заказов,</text:span><text:span text:style-name="T46"> </text:span><text:soft-page-break/><text:span text:style-name="T46">кнопку выхода, </text:span><text:span text:style-name="T47">кнопку</text:span><text:span text:style-name="T46"> для поиска товаров </text:span><text:span text:style-name="T47">и так же кнопки выбора категорий одежды. </text:span></text:p>
                </text:list-item>
                <text:list-item>
                  <text:p text:style-name="P102"><text:s/>После выбора верхней/нижней вида категории одежды на странице должны отображаться товары . Максимальное число товаров отображаемых на страниц должно быть равно 10, <text:span text:style-name="T109">в случае превышения этого числа под товарами должна быть предусмотрена кнопка навигации по страницам.</text:span>. На карточке товара должны отображаться <text:span text:style-name="T105">фото,</text:span> название , цена, <text:span text:style-name="T105">кол-во шт на складе</text:span> . При наведении на карточку товара должны отображаться кнопки добавления в корзину и добавления в список желаний. При нажатии на карточку товара <text:s/>должна открываться страница с <text:s/><text:span text:style-name="T105">подробным </text:span>описанием товара, <text:span text:style-name="T105">содержащая все фотографии товара, название, цену , описание, кол-во шт товара на складе </text:span><text:s/>, <text:span text:style-name="T105">кнопки добавить в корзину и кнопку добавить в список желаний.</text:span></text:p>
                </text:list-item>
                <text:list-item>
                  <text:p text:style-name="P107"><text:span text:style-name="T90">Корзина</text:span><text:span text:style-name="T91"> </text:span><text:span text:style-name="T90"><text:s/>должна содержать все добавленные туда товары</text:span><text:span text:style-name="T95">.</text:span><text:span text:style-name="T89"> </text:span><text:span text:style-name="T94">Переход в корзину должен осуществляться по клику кнопки корзины.</text:span><text:span text:style-name="T91"> Корзина должна представлять собой отдельную страницу.</text:span><text:span text:style-name="T95"> </text:span><text:span text:style-name="T90">Товары </text:span><text:span text:style-name="T91">в корзине</text:span><text:span text:style-name="T90"> должны отображаться в виде </text:span><text:span text:style-name="T93">таблицы</text:span><text:span text:style-name="T90"> . В </text:span><text:span text:style-name="T93">1-ой</text:span><text:span text:style-name="T90"> колонке номер товара, во <text:s/></text:span><text:span text:style-name="T93">2-ой</text:span><text:span text:style-name="T90"> <text:s/></text:span><text:span text:style-name="T93">фотография товара, в 3-ей </text:span><text:span text:style-name="T90">название, в </text:span><text:span text:style-name="T93">4-ой</text:span><text:span text:style-name="T90"> цена за 1 ед , в </text:span><text:span text:style-name="T93">5-ой</text:span><text:span text:style-name="T90"> выбор кол-ва штук товара, в </text:span><text:span text:style-name="T93">6-ой</text:span><text:span text:style-name="T90"> общая стоимость выбранного количества штук, в </text:span><text:span text:style-name="T93">7-ой</text:span><text:span text:style-name="T90"> возможность удаления товара из корзины. Под списком, внизу страницы должна отображаться общая стоимость всех товаров в корзине и должна быть кнопка оформить заказ, при ее нажати</text:span><text:span text:style-name="T92">и должн</text:span><text:span text:style-name="T93">а</text:span><text:span text:style-name="T92"> проверяться доступность кол-ва всех товаров на складе, а так же доступность количества денежных средств на счету покупателя . В случае если какое-то из условий </text:span><text:span text:style-name="T93">проверки</text:span><text:span text:style-name="T92"> не будет выполнено, должно выводиться сообщение </text:span><text:span text:style-name="T93">о</text:span><text:span text:style-name="T92"> причин</text:span><text:span text:style-name="T93">е , в случае если же проверка условий успешна то</text:span><text:span text:style-name="T90"> со счета покупателя списывается сумма общей стоимости всех товаров в корзине.</text:span></text:p>
                </text:list-item>
                <text:list-item>
                  <text:p text:style-name="P108"><text:soft-page-break/><text:span text:style-name="T57">Переход в список желаний должен осуществляться по клику кнопки списка желаний. </text:span><text:span text:style-name="T52">Список желаний должен представлять собой отдельную страницу. Товары в списке желаний должны отображаться в виде </text:span><text:span text:style-name="T56">таблицы</text:span><text:span text:style-name="T52"> . </text:span><text:span text:style-name="T51">В </text:span><text:span text:style-name="T55">1-ой</text:span><text:span text:style-name="T51"> колонке номер товара, во <text:s/></text:span><text:span text:style-name="T55">2-ой</text:span><text:span text:style-name="T51"> <text:s/></text:span><text:span text:style-name="T55">фотография товара, в 3-ей </text:span><text:span text:style-name="T51">название, в </text:span><text:span text:style-name="T55">4-ой</text:span><text:span text:style-name="T51"> цена за 1 ед , в </text:span><text:span text:style-name="T55">5-ой</text:span><text:span text:style-name="T51"> возможность <text:s/>удаления товара из </text:span><text:span text:style-name="T52">списка желаний</text:span><text:span text:style-name="T51">. </text:span><text:s/></text:p>
                </text:list-item>
                <text:list-item>
                  <text:p text:style-name="P109"><text:span text:style-name="T109">Переход в историю заказов должен осуществляться по клику кнопки истории заказов. </text:span>Страница истории заказов должна представлять собой отдельную страницу. Заказы должны отображаться в виде<text:span text:style-name="T106"> таблицы <text:s/>. В </text:span>1-ой<text:span text:style-name="T107"> колонке номер заказа(номер относительно всех номеров заказов покупателей) , во <text:s/></text:span>2-ой<text:span text:style-name="T107"> <text:s/>содержание заказа</text:span>, в 3-ей <text:span text:style-name="T108">общая стоимость заказа. <text:s/></text:span></text:p>
                </text:list-item>
                <text:list-item>
                  <text:p text:style-name="P103"><text:span text:style-name="T109">Переход в поиск товара должен осуществляться по клику кнопки поиска товара. </text:span>Страница поиска товара должна содержать поле для ввода текста, по точному вхождению этого текста должен осуществляться поиск либо по названию, либо по описанию , для этого предусмотрена кнопка переключения <text:span text:style-name="T109">с поиска по названию на поиск по описанию и обратно</text:span> <text:s/>. По <text:span text:style-name="T109">нажатию на кнопке найти,</text:span> на странице должны отображаться товары, поля которых совпали с поисковым запросом. <text:span text:style-name="T109">Максимальное отображаемое число товаров на странице равно 10, в случае превышения этого числа под товарами должна быть предусмотрена кнопка навигации по страницам.</text:span></text:p>
                </text:list-item>
                <text:list-item>
                  <text:p text:style-name="P94"><text:span text:style-name="T19">Продавцы в приложении должны иметь возможность: добавлять </text:span><text:span text:style-name="T38">товары </text:span><text:span text:style-name="T19">, удалять и изменять </text:span><text:span text:style-name="T38">ранее созданные </text:span><text:span text:style-name="T19">товар</text:span><text:span text:style-name="T39">ы</text:span><text:span text:style-name="T19"> в магазине </text:span><text:span text:style-name="T41">(п</text:span><text:span text:style-name="T38">од изменением понимается редактирование</text:span><text:span text:style-name="T79"> </text:span><text:span text:style-name="T80">все</text:span><text:span text:style-name="T58">х</text:span><text:span text:style-name="T38"> полей товара, таких как </text:span><text:span text:style-name="T58">фотографии , </text:span><text:span text:style-name="T33">название , цена и описание</text:span><text:span text:style-name="T41">)</text:span><text:span text:style-name="T33">.</text:span></text:p>
                </text:list-item>
                <text:list-item>
                  <text:p text:style-name="P97"><text:span text:style-name="T33">С</text:span><text:span text:style-name="T17">траница продавца должна содержать </text:span><text:span text:style-name="T46">: логин </text:span><text:span text:style-name="T17">продавца</text:span><text:span text:style-name="T46"> , статус «п</text:span><text:span text:style-name="T17">родав</text:span><text:span text:style-name="T60">ец</text:span><text:span text:style-name="T17">»</text:span><text:span text:style-name="T46">, кнопку </text:span><text:span text:style-name="T17">добавить товар</text:span><text:span text:style-name="T46"> , <text:s/>кнопку выхода , </text:span><text:span text:style-name="T47">кнопку</text:span><text:span text:style-name="T46"> для поиска </text:span><text:soft-page-break/><text:span text:style-name="T46">товаров </text:span><text:span text:style-name="T47">и так же кнопки выбора категорий одежды. </text:span><text:span text:style-name="T48">После выбора верхней/нижней вида категории одежды на странице должны отображаться товары . Максимальное число товаров отображаемых на страниц должно быть равно 10, </text:span><text:span text:style-name="T57">в случае превышения этого числа под товарами должна быть предусмотрена кнопка навигации по страницам.</text:span><text:span text:style-name="T48">. На карточке товара должны отображаться </text:span><text:span text:style-name="T54">фото,</text:span><text:span text:style-name="T48"> название , цена, </text:span><text:span text:style-name="T54">кол-во шт на складе</text:span><text:span text:style-name="T48"> .</text:span><text:span text:style-name="T53"> </text:span><text:span text:style-name="T58">П</text:span><text:span text:style-name="T48">ри наведении на карточку товара должны отображаться кнопки </text:span><text:span text:style-name="T53">удаления</text:span><text:span text:style-name="T48"> <text:s/>и </text:span><text:span text:style-name="T53">редактирования товара</text:span><text:span text:style-name="T48">. При нажатии на карточку товара <text:s/>должна открываться страница с <text:s/></text:span><text:span text:style-name="T54">подробным </text:span><text:span text:style-name="T48">описанием товара, </text:span><text:span text:style-name="T54">содержащая все фотографии товара, название, цену , описание, кол-во шт товара на складе </text:span><text:span text:style-name="T48"><text:s/>, </text:span><text:span text:style-name="T54">кнопки </text:span><text:span text:style-name="T58">удалить и редактировать</text:span><text:span text:style-name="T54">.</text:span></text:p>
                </text:list-item>
                <text:list-item>
                  <text:p text:style-name="P98"><text:span text:style-name="T48">П</text:span><text:span text:style-name="T17">роцесс добавления товара </text:span><text:span text:style-name="T58">осуществляется после выбора конкретной конечной категории товара </text:span><text:span text:style-name="T60">(</text:span><text:span text:style-name="T58"> </text:span><text:span text:style-name="T60">добавление будет происходит именно в эту категорию)</text:span><text:span text:style-name="T58">. </text:span><text:span text:style-name="T60">Добавление должно</text:span><text:span text:style-name="T17"> осуществляться путем нажатия по кнопке добавить товар</text:span><text:span text:style-name="T60">( кнопка должна появиться после выбора конкретной категории)</text:span><text:span text:style-name="T17">. Страница добавления товара должна содержать поля </text:span><text:span text:style-name="T59">изображение товара( не более 5 шт),</text:span><text:span text:style-name="T17"> название, цена, </text:span><text:span text:style-name="T59">кол-во товара,</text:span><text:span text:style-name="T17"> описание и кнопку </text:span><text:span text:style-name="T60">добавить</text:span><text:span text:style-name="T17">. Все поля ,кроме описания </text:span><text:span text:style-name="T58">и фото,</text:span><text:span text:style-name="T17"> являются обязательными, и в случае , если все поля не будут заполнены или будут заполнены неправильно, должно выводиться сообщение о </text:span><text:span text:style-name="T58">не заполнении тех или иных полей, так же сообщение о некорректности заполненных данных </text:span><text:span text:style-name="T17">. </text:span><text:span text:style-name="T60">Если все заполнено верно ,то товар должен добавиться в выбранную категорию </text:span><text:span text:style-name="T17">. </text:span></text:p>
                </text:list-item>
                <text:list-item>
                  <text:p text:style-name="P104">Процесс редактирования должен осуществляться путем нажатия по кнопке редактировать на товаре, <text:span text:style-name="T110">либо на странице с подробным описанием товара</text:span>. После должна открываться страница редактирования товара , представляющую из себя страницу аналогичную странице добавления товара. И после редактирования, по нажатию кнопки <text:soft-page-break/>отправить, должны выполняться все те же действия что и при процессе добавления.</text:p>
                </text:list-item>
                <text:list-item>
                  <text:p text:style-name="P95"><text:span text:style-name="T20">Администраторы </text:span><text:span text:style-name="T19"><text:s/>в приложении должны иметь возможность <text:s/>: </text:span><text:span text:style-name="T20">управления балансом покупателей , просматривания списка продаж, редактирования пользователей </text:span><text:span text:style-name="T73">( </text:span><text:span text:style-name="T37">покупателей и продавцов)</text:span><text:span text:style-name="T20">. </text:span><text:span text:style-name="T35">В редактируемые администраторами поля пользователей должны входить такие поля как логин, пароль(дл</text:span><text:span text:style-name="T44">я</text:span><text:span text:style-name="T36"> покупателей и продавцов) и </text:span><text:span text:style-name="T35"><text:s/>баланс (для покупателей). </text:span><text:span text:style-name="T48">Страница администратора должна содержать: </text:span><text:span text:style-name="T49">логин администратора , статус «администратор», кнопку списка пользователей , кнопку списка заказов и кнопку выхода. </text:span></text:p>
                </text:list-item>
                <text:list-item>
                  <text:p text:style-name="P95"><text:span text:style-name="T49"><text:s/>При нажатии на кнопку списка пользователей должна открываться страница со списком всех пользователями в системе ( покупателями и продавцами). На странице должен отображаться список в виде таблицы , в которой должны присутствовать поля: </text:span><text:span text:style-name="T78">id, </text:span><text:span text:style-name="T49">логин</text:span><text:span text:style-name="T78">,</text:span><text:span text:style-name="T49"> пароль, </text:span><text:span text:style-name="T60">статус </text:span><text:span text:style-name="T81">(</text:span><text:span text:style-name="T60">продавец, покупатель),</text:span><text:span text:style-name="T49"> баланс ( для покупателя).Напротив каждого пользователя должны отображаться кнопка редактирования и кнопка удаления пользователя. К возможности изменения должны подлежать поля : логин , пароль, баланс. </text:span></text:p>
                </text:list-item>
                <text:list-item>
                  <text:p text:style-name="P95"><text:span text:style-name="T49">При нажатии кнопки списка заказов должна открываться страница со списком всех заказов . <text:s/>На странице должен отображаться список в виде таблицы, в которой должны присутствовать поля: №, логин</text:span><text:span text:style-name="T50">(покупателя), содержание заказа, сумма.</text:span><text:span text:style-name="T49"> </text:span></text:p>
                </text:list-item>
                <text:list-item>
                  <text:p text:style-name="P105"/>
                </text:list-item>
              </text:list>
            </text:list-item>
          </text:list>
        </text:list-item>
      </text:list>
      <text:p text:style-name="P63"/>
      <text:p text:style-name="P63">На данные в базе должны накладываться следующие ограничения:</text:p>
      <text:p text:style-name="P63"/>
      <text:list xml:id="list185009154942498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110"><text:s/>Название <text:span text:style-name="T84">товара</text:span> должно представлять собой строку длиной не менее<text:span text:style-name="T64"> </text:span><text:span text:style-name="T68">3</text:span><text:span text:style-name="T64"> </text:span>символ<text:span text:style-name="T27">ов</text:span> и не более<text:span text:style-name="T64"> </text:span><text:span text:style-name="T68">2</text:span><text:span text:style-name="T69">0</text:span><text:span text:style-name="T64"> </text:span>символов.</text:p>
                    </text:list-item>
                    <text:list-item>
                      <text:p text:style-name="P112"><text:soft-page-break/>Размер изображения товара не должен превышать<text:span text:style-name="T64"> </text:span><text:span text:style-name="T82">6</text:span><text:span text:style-name="T64"> </text:span>Мб. </text:p>
                      <text:p text:style-name="P112"><text:span text:style-name="T111">Формат </text:span><text:span text:style-name="T82">JPEG </text:span><text:span text:style-name="T111">или </text:span><text:span text:style-name="T82">PNG.</text:span></text:p>
                    </text:list-item>
                    <text:list-item>
                      <text:p text:style-name="P110">Цена <text:span text:style-name="T61">и кол-во </text:span><text:span text:style-name="T84">товара</text:span> должн<text:span text:style-name="T61">ы</text:span> представлять собой положительные числа, длинной<text:span text:style-name="T17"> </text:span><text:span text:style-name="T27">длиной не более</text:span><text:span text:style-name="T68"> </text:span><text:span text:style-name="T69">9</text:span><text:span text:style-name="T64"> </text:span>символов.</text:p>
                    </text:list-item>
                    <text:list-item>
                      <text:p text:style-name="P111"><text:span text:style-name="T28">Описание</text:span> <text:span text:style-name="T84">товара</text:span> должно представлять собой строку длиной<text:span text:style-name="T17"> </text:span><text:span text:style-name="T28">от</text:span><text:span text:style-name="T17"> </text:span><text:span text:style-name="T70">0</text:span><text:span text:style-name="T17"> </text:span>символ<text:span text:style-name="T27">ов</text:span> и не более<text:span text:style-name="T64"> </text:span><text:span text:style-name="T68">2</text:span><text:span text:style-name="T69">0</text:span><text:span text:style-name="T28">0</text:span><text:span text:style-name="T64"> </text:span>символов.</text:p>
                    </text:list-item>
                    <text:list-item>
                      <text:p text:style-name="P113">Логин и пароль пользователя <text:span text:style-name="T97">долж</text:span>ны<text:span text:style-name="T97"> представлять собой строку длиной не менее</text:span><text:span text:style-name="T64"> 6 </text:span><text:span text:style-name="T97">символ</text:span><text:span text:style-name="T96">ов</text:span><text:span text:style-name="T97"> и не более</text:span><text:span text:style-name="T64"> 1</text:span>5<text:span text:style-name="T64"> </text:span><text:span text:style-name="T97">символов.</text:span></text:p>
                    </text:list-item>
                    <text:list-item>
                      <text:p text:style-name="P114">Email <text:span text:style-name="T17">должен представлять собой строку длинной не более 30 символов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185008146968825" text:continue-numbering="true" text:style-name="WWNum2">
        <text:list-item>
          <text:list>
            <text:list-item>
              <text:list>
                <text:list-item>
                  <text:p text:style-name="P92">При возникновении ситуации, связанной с программными ошибками, выдается ошибка с <text:span text:style-name="T29">причиной ее возникновения</text:span>.</text:p>
                </text:list-item>
              </text:list>
            </text:list-item>
          </text:list>
        </text:list-item>
      </text:list>
      <text:p text:style-name="P9"><text:tab/></text:p>
      <text:p text:style-name="P9"/>
      <text:p text:style-name="P10"><text:tab/><text:span text:style-name="T100">4.2 </text:span>Требования к надежности</text:p>
      <text:p text:style-name="P73"><text:span text:style-name="T101">4.2.1</text:span>Требования к обеспечению надежного функционирования программы.</text:p>
      <text:p text:style-name="P73">Для надежнного функционирования системы требуется выделенный или арендованный сервер для хранения исходных данных, доменное имя "припаркованное" на этот сервер. Програмное обеспечение: MySql Server, Java 8 версии и выше.</text:p>
      <text:p text:style-name="P73"/>
      <text:p text:style-name="P73"><text:span text:style-name="T101">4.2.2</text:span>Время восстановления после отказа.</text:p>
      <text:p text:style-name="P73">Время восстановления после отказа занимает от одного часа до суток, в зависимости от серьезности проблемы в системе. А также состояния выделенного или арендованного сервера.</text:p>
      <text:p text:style-name="P73"/>
      <text:p text:style-name="P74"><text:soft-page-break/><text:span text:style-name="T101">4.2.3</text:span>Отказы из-за некорректных действий оператора.</text:p>
      <text:p text:style-name="P74">Отказ может произойти по причине действий оператора, только в том случае, если во время работы системы произойдет ошибка на сервере, произойдет разрыв соединения с Интернет или поломкой компьютера оператора.</text:p>
      <text:p text:style-name="P10"/>
      <text:p text:style-name="P10"><text:tab/>4.3. Условия эксплуатации</text:p>
      <text:p text:style-name="P21"><text:span text:style-name="T3">К</text:span><text:span text:style-name="T2">лиматические условия не влияют на эксплуатацию системы.</text:span></text:p>
      <text:p text:style-name="P9"><text:tab/></text:p>
      <text:p text:style-name="P22"><text:span text:style-name="T3"><text:tab/>4.4. </text:span><text:span text:style-name="T2">Требования к составу и параметрам технических средств</text:span><text:span text:style-name="T1"> </text:span></text:p>
      <text:p text:style-name="P70">Программа разрабатывается для PC совместимого персонального компьютера с параметрами, удовлетворяющими требованиям О<text:span text:style-name="T86">С</text:span> Windows 7,8,<text:span text:style-name="T66">10</text:span><text:span text:style-name="T67">; Linux; </text:span></text:p>
      <text:p text:style-name="P7"><text:s/>Для корректной работы программы ПК должен иметь как минимум<text:span text:style-name="T64"> </text:span><text:span text:style-name="T66">2</text:span><text:span text:style-name="T17"> </text:span><text:span text:style-name="T25">Гб</text:span><text:span text:style-name="T17"> </text:span>оперативной памяти и процессор с частотой, как минимум <text:span text:style-name="T25">3</text:span>.<text:span text:style-name="T25">0</text:span> Ггц.</text:p>
      <text:p text:style-name="P8">Для корректного отображения содержимого системы должны быть установлены браузеры <text:s/>Microsoft Edge, Mozilla Firefox, Google Chrome,<text:span text:style-name="T71">Opera</text:span><text:span text:style-name="T30"> (последних версий) </text:span>.</text:p>
      <text:p text:style-name="P71"><text:s/></text:p>
      <text:p text:style-name="P71"><text:span text:style-name="T85">4.5.</text:span> Требования к информационной и программной совместимости</text:p>
      <text:p text:style-name="P69">ЭВМ должна работать под управлением операционн<text:span text:style-name="T86">ых </text:span>систем <text:span text:style-name="T86">семейства</text:span> Windows 7,8,<text:span text:style-name="T65">10</text:span><text:span text:style-name="T67">, а также Linux .</text:span><text:span text:style-name="T31"> </text:span><text:span text:style-name="T30">Визуальная часть программы разрабатывается с использованием таких языков как</text:span><text:span text:style-name="T71"> HTML,CSS, JavaScript. </text:span><text:span text:style-name="T86">Серверная часть </text:span>Программ<text:span text:style-name="T86">ы</text:span> разрабатывается на языке <text:span text:style-name="T86">Java</text:span>.</text:p>
      <text:p text:style-name="P2"/>
      <text:list xml:id="list185008500719021" text:continue-list="list185008359363994" text:style-name="WWNum1">
        <text:list-item>
          <text:p text:style-name="P90">ТРЕБОВАНИЯ К ПРОГРАММНОЙ ДОКУМЕНТАЦИИ</text:p>
        </text:list-item>
      </text:list>
      <text:p text:style-name="P66"/>
      <text:p text:style-name="P64">Программная документация включает в себя:</text:p>
      <text:p text:style-name="P64">- техническое задание (ГОСТ 19.201-78);</text:p>
      <text:p text:style-name="P65">- <text:span text:style-name="T24">основные надписи (ГОСТ 19.</text:span><text:span text:style-name="T65">104-78);</text:span></text:p>
      <text:p text:style-name="P2"><text:soft-page-break/></text:p>
      <text:list xml:id="list185008925527789" text:continue-numbering="true" text:style-name="WWNum1">
        <text:list-item>
          <text:p text:style-name="P84">ТЕХНИКО-ЭКОНОМИЧЕСКИЕ ПОКАЗАТЕЛИ</text:p>
        </text:list-item>
      </text:list>
      <text:p text:style-name="P16"/>
      <text:p text:style-name="P6">Экономические показатели в курсовой работе не используются.</text:p>
      <text:list xml:id="list185009506828864" text:continue-numbering="true" text:style-name="WWNum1">
        <text:list-item>
          <text:p text:style-name="P84">СТАДИИ И ЭТАПЫ РАЗРАБОТКИ</text:p>
        </text:list-item>
      </text:list>
      <text:p text:style-name="P16"/>
      <text:p text:style-name="P26">Стадии разработки, этапы и содержание работ указаны в таблице <text:span text:style-name="T24">1</text:span>.</text:p>
      <text:p text:style-name="P26"/>
      <text:p text:style-name="P26"/>
      <text:p text:style-name="P26"/>
      <text:p text:style-name="P26"/>
      <text:p text:style-name="P26"/>
      <text:p text:style-name="P72">Таблица <text:span text:style-name="T24">1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32">Стадии</text:p>
            <text:p text:style-name="P32">Разработки</text:p>
          </table:table-cell>
          <table:table-cell table:style-name="Таблица2.A1" office:value-type="string">
            <text:p text:style-name="P34">Этапы работ</text:p>
          </table:table-cell>
          <table:table-cell table:style-name="Таблица2.A1" office:value-type="string">
            <text:p text:style-name="P36">Содержание работ</text:p>
          </table:table-cell>
          <table:table-cell table:style-name="Таблица2.A1" office:value-type="string">
            <text:p text:style-name="P39">Ответственный</text:p>
            <text:p text:style-name="P39">за выполнение</text:p>
          </table:table-cell>
          <table:table-cell table:style-name="Таблица2.A1" office:value-type="string">
            <text:p text:style-name="P47">Сроки сдачи</text:p>
          </table:table-cell>
        </table:table-row>
        <table:table-row table:style-name="Таблица2.2">
          <table:table-cell table:style-name="Таблица2.A2" office:value-type="string">
            <text:p text:style-name="P50"/>
            <text:p text:style-name="P50"/>
            <text:p text:style-name="P50"/>
            <text:p text:style-name="P50"/>
            <text:p text:style-name="P33">Техническое задание</text:p>
          </table:table-cell>
          <table:table-cell table:style-name="Таблица2.A2" office:value-type="string">
            <text:p text:style-name="P35">Обоснование необходимости разработки программы</text:p>
            <text:p text:style-name="P51"/>
            <text:p text:style-name="P51"/>
            <text:p text:style-name="P51"/>
            <text:p text:style-name="P51"/>
            <text:p text:style-name="P51"/>
            <text:p text:style-name="P35">Научно-исследовательские работы</text:p>
            <text:p text:style-name="P51"/>
            <text:p text:style-name="P51"/>
            <text:p text:style-name="P51"/>
            <text:p text:style-name="P51"/>
            <text:p text:style-name="P51"/>
            <text:p text:style-name="P35">Разработка и утверждение технического <text:soft-page-break/>задания</text:p>
          </table:table-cell>
          <table:table-cell table:style-name="Таблица2.A2" office:value-type="string">
            <text:p text:style-name="P38">Постановка задачи.</text:p>
            <text:p text:style-name="P38">Сбор исходных материалов. Выбор и обоснование критериев эффективности и качества разрабатываемой программы. Обоснование необходимости проведения научно–исследовательских работ.</text:p>
            <text:p text:style-name="P38">Предварительный выбор методов решения задач.</text:p>
            <text:p text:style-name="P38">Определение требований к техническим требованиям. Обоснование принципиальной возможности решения поставленной задачи.</text:p>
            <text:p text:style-name="P38">Определение требований к программе. Определение стадий, этапов и сроков разработки программы и документации на нее. Выбор <text:soft-page-break/>языков программирования.</text:p>
            <text:p text:style-name="P38">Определение необходимости проведения научно-исследовательских работ на последующих стадиях. Согласование и утверждения технического задания.</text:p>
          </table:table-cell>
          <table:table-cell table:style-name="Таблица2.A2" office:value-type="string">
            <text:p text:style-name="P44"><text:span text:style-name="T22"><text:s/></text:span><text:span text:style-name="T21">Червяков П.А.</text:span></text:p>
            <text:p text:style-name="P57"><text:s/><text:span text:style-name="T22">Беляков</text:span><text:span text:style-name="T83"> </text:span><text:span text:style-name="T22">Д</text:span><text:span text:style-name="T83">.</text:span><text:span text:style-name="T23">Д.</text:span></text:p>
            <text:p text:style-name="P56"><text:s/><text:span text:style-name="T21">Иванов М.К.</text:span></text:p>
            <text:p text:style-name="P56"/>
            <text:p text:style-name="P56"/>
            <text:p text:style-name="P56"/>
            <text:p text:style-name="P55"/>
            <text:p text:style-name="P56"/>
            <text:p text:style-name="P56"/>
            <text:p text:style-name="P56"/>
            <text:p text:style-name="P56"/>
            <text:p text:style-name="P56"/>
            <text:p text:style-name="P43">Разработчик<text:span text:style-name="T21">и</text:span>:</text:p>
            <text:p text:style-name="P45"><text:s text:c="3"/>Червяков П.А.</text:p>
            <text:p text:style-name="P57"><text:s/><text:span text:style-name="T22">Беляков</text:span><text:span text:style-name="T83"> </text:span><text:span text:style-name="T22">Д</text:span><text:span text:style-name="T83">.</text:span><text:span text:style-name="T23">Д.</text:span></text:p>
            <text:p text:style-name="P57"><text:s/><text:span text:style-name="T21">Иванов М.К.</text:span></text:p>
            <text:p text:style-name="P56"/>
            <text:p text:style-name="P43">Приемщик:</text:p>
            <text:p text:style-name="P42">Беляев М.П.</text:p>
            <text:p text:style-name="P56"/>
          </table:table-cell>
          <table:table-cell table:style-name="Таблица2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49"><text:span text:style-name="T15"><text:s/></text:span><text:span text:style-name="T8"><text:s/>31.03.2019</text:span></text:p>
            <text:p text:style-name="P48"><text:s text:c="4"/></text:p>
          </table:table-cell>
        </table:table-row>
        <table:table-row table:style-name="Таблица2.3">
          <table:table-cell table:style-name="Таблица2.A2" office:value-type="string">
            <text:p text:style-name="P33">Технический проект</text:p>
          </table:table-cell>
          <table:table-cell table:style-name="Таблица2.A2" office:value-type="string">
            <text:p text:style-name="P35">Разработка и утверждение технического проекта </text:p>
          </table:table-cell>
          <table:table-cell table:style-name="Таблица2.A2" office:value-type="string">
            <text:p text:style-name="P28">Предварительная разработка структуры входных и выходных данных. </text:p>
            <text:p text:style-name="P28">Уточнение методов решения задачи. </text:p>
            <text:p text:style-name="P28">Разработка общего описания алгоритма решения задачи</text:p>
            <text:p text:style-name="P28">Согласование и утверждение технического проекта. <text:s/></text:p>
            <text:p text:style-name="P52"/>
          </table:table-cell>
          <table:table-cell table:style-name="Таблица2.A2" office:value-type="string">
            <text:p text:style-name="P59">Разработчик<text:span text:style-name="T21">и</text:span>:</text:p>
            <text:p text:style-name="P45"><text:s text:c="2"/>Червяков П.А.</text:p>
            <text:p text:style-name="P57"><text:s/><text:span text:style-name="T22">Беляков</text:span><text:span text:style-name="T83"> </text:span><text:span text:style-name="T22">Д</text:span><text:span text:style-name="T83">.</text:span><text:span text:style-name="T23">Д.</text:span></text:p>
            <text:p text:style-name="P57"><text:s/><text:span text:style-name="T21">Иванов М.К.</text:span></text:p>
            <text:p text:style-name="P53"/>
            <text:p text:style-name="P40">Приемщик:</text:p>
            <text:p text:style-name="P60">Беляев М.П.</text:p>
            <text:p text:style-name="P54"/>
          </table:table-cell>
          <table:table-cell table:style-name="Таблица2.A2" office:value-type="string">
            <text:p text:style-name="P48"><text:s text:c="2"/></text:p>
            <text:p text:style-name="P27"/>
            <text:p text:style-name="P27"/>
            <text:p text:style-name="P48"><text:s text:c="2"/>__.04.2019</text:p>
          </table:table-cell>
        </table:table-row>
        <table:table-row table:style-name="Таблица2.1">
          <table:table-cell table:style-name="Таблица2.A2" office:value-type="string">
            <text:p text:style-name="P50"/>
            <text:p text:style-name="P50"/>
            <text:p text:style-name="P33">Рабочий проект</text:p>
          </table:table-cell>
          <table:table-cell table:style-name="Таблица2.A2" office:value-type="string">
            <text:p text:style-name="P35">Разработка программы</text:p>
            <text:p text:style-name="P51"/>
            <text:p text:style-name="P51"/>
          </table:table-cell>
          <table:table-cell table:style-name="Таблица2.A2" office:value-type="string">
            <text:p text:style-name="P37">Программирование и отладка программы.</text:p>
            <text:p text:style-name="P52"/>
            <text:p text:style-name="P37">Подготовка и сдача программы и пояснительной записки.</text:p>
            <text:p text:style-name="P52"/>
            <text:p text:style-name="P52"/>
          </table:table-cell>
          <table:table-cell table:style-name="Таблица2.A2" office:value-type="string">
            <text:p text:style-name="P40">Разработчик<text:span text:style-name="T24">и</text:span>:</text:p>
            <text:p text:style-name="P46"><text:s text:c="2"/>Червяков П.А.</text:p>
            <text:p text:style-name="P58"><text:s/><text:span text:style-name="T22">Беляков</text:span><text:span text:style-name="T83"> </text:span><text:span text:style-name="T22">Д</text:span><text:span text:style-name="T83">.</text:span><text:span text:style-name="T23">Д.</text:span></text:p>
            <text:p text:style-name="P58"><text:s/><text:span text:style-name="T21">Иванов М.К.</text:span></text:p>
            <text:p text:style-name="P53"/>
            <text:p text:style-name="P40">Приемщик:</text:p>
            <text:p text:style-name="P41">Лалетина Т.Л.</text:p>
            <text:p text:style-name="P53"/>
          </table:table-cell>
          <table:table-cell table:style-name="Таблица2.A2" office:value-type="string">
            <text:p text:style-name="P27"/>
            <text:p text:style-name="P27"/>
            <text:p text:style-name="P48"><text:s text:c="2"/>10.06.2019</text:p>
          </table:table-cell>
        </table:table-row>
      </table:table>
      <text:p text:style-name="P2"/>
      <text:p text:style-name="P2"/>
      <text:list xml:id="list185008435940776" text:continue-numbering="true" text:style-name="WWNum1">
        <text:list-item>
          <text:p text:style-name="P90">ПОРЯДОК КОНТРОЛЯ И ПРИЁМКИ</text:p>
        </text:list-item>
      </text:list>
      <text:p text:style-name="P3"/>
      <text:p text:style-name="P20"><text:span text:style-name="T2"><text:tab/></text:span><text:span text:style-name="T63"> <text:s text:c="5"/></text:span><text:span text:style-name="T2">Контроль и приёмка программы производятся комиссией в составе преподавателя по дисциплине «Технологии и методы программирования», нормоконтролера и студента выполнившего работу.</text:span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text-align="start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Heading" style:class="text"/>
    <style:style style:name="Text_20_body_20_indent" style:display-name="Text body indent" style:family="paragraph" style:parent-style-name="Text_20_body" style:class="text"/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03-25T18:50:07.167000000</dc:date>
    <meta:editing-duration>PT2H44M23S</meta:editing-duration>
    <meta:editing-cycles>30</meta:editing-cycles>
    <meta:document-statistic meta:table-count="2" meta:image-count="0" meta:object-count="0" meta:page-count="13" meta:paragraph-count="158" meta:word-count="2209" meta:character-count="17511" meta:non-whitespace-character-count="14458"/>
  </office:meta>
</office:document-meta>
</file>